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0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0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0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0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0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6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4" style:parent-style-name="Normale" style:family="paragraph">
      <style:text-properties fo:font-weight="bold" style:font-weight-asian="bold" style:font-weight-complex="bold"/>
    </style:style>
    <style:style style:name="T35" style:parent-style-name="Enfasicorsivo" style:family="text">
      <style:text-properties fo:font-weight="bold" style:font-weight-asian="bold" style:font-weight-complex="normal" fo:font-style="italic" style:font-style-asian="italic" style:font-style-complex="normal" style:font-size-complex="11pt"/>
    </style:style>
    <style:style style:name="P36" style:parent-style-name="Paragrafoelenco" style:list-style-name="LFO2" style:family="paragraph"/>
    <style:style style:name="T37" style:parent-style-name="Enfasicorsivo" style:family="text">
      <style:text-properties fo:font-size="11pt" style:font-size-asian="11pt" style:font-size-complex="11pt"/>
    </style:style>
    <style:style style:name="P38" style:parent-style-name="Paragrafoelenco" style:list-style-name="LFO2" style:family="paragraph"/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Paragrafoelenco" style:list-style-name="LFO2" style:family="paragraph"/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Paragrafoelenco" style:list-style-name="LFO2" style:family="paragraph"/>
    <style:style style:name="T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49" style:parent-style-name="Paragrafoelenco" style:list-style-name="LFO2" style:family="paragraph"/>
    <style:style style:name="T50" style:parent-style-name="Car.predefinitoparagrafo" style:family="text">
      <style:text-properties fo:font-weight="bold" style:font-weight-asian="bold" style:font-weight-complex="bold"/>
    </style:style>
    <style:style style:name="P51" style:parent-style-name="Paragrafoelenco" style:list-style-name="LFO2" style:family="paragraph"/>
    <style:style style:name="T52" style:parent-style-name="Car.predefinitoparagrafo" style:family="text">
      <style:text-properties fo:font-style="italic" style:font-style-asian="italic" style:font-style-complex="italic"/>
    </style:style>
    <style:style style:name="P53" style:parent-style-name="Paragrafoelenco" style:list-style-name="LFO2" style:family="paragraph"/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Paragrafoelenco" style:list-style-name="LFO2" style:family="paragraph"/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style="italic" style:font-style-asian="italic" style:font-style-complex="italic"/>
    </style:style>
    <style:style style:name="P58" style:parent-style-name="Paragrafoelenco" style:list-style-name="LFO2" style:family="paragraph"/>
    <style:style style:name="T5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60" style:parent-style-name="Paragrafoelenco" style:list-style-name="LFO2" style:family="paragraph"/>
    <style:style style:name="P61" style:parent-style-name="Paragrafoelenco" style:list-style-name="LFO3" style:family="paragraph"/>
    <style:style style:name="T62" style:parent-style-name="Enfasigrassett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64" style:parent-style-name="Paragrafoelenco" style:list-style-name="LFO3" style:family="paragraph"/>
    <style:style style:name="T65" style:parent-style-name="Enfasigrassetto" style:family="text">
      <style:text-properties fo:font-size="12pt" style:font-size-asian="12pt" style:font-size-complex="12pt"/>
    </style:style>
    <style:style style:name="T66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67" style:parent-style-name="Paragrafoelenco" style:list-style-name="LFO3" style:family="paragraph"/>
    <style:style style:name="T68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T69" style:parent-style-name="Enfasigrassetto" style:family="text">
      <style:text-properties fo:font-size="12pt" style:font-size-asian="12pt" style:font-size-complex="12pt"/>
    </style:style>
    <style:style style:name="T70" style:parent-style-name="Enfasigrassetto" style:family="text">
      <style:text-properties fo:font-size="12pt" style:font-size-asian="12pt" style:font-size-complex="12pt"/>
    </style:style>
    <style:style style:name="P71" style:parent-style-name="Paragrafoelenco" style:list-style-name="LFO3" style:family="paragraph"/>
    <style:style style:name="T72" style:parent-style-name="Enfasigrassetto" style:family="text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73" style:parent-style-name="Normale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4" style:parent-style-name="Normale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75" style:parent-style-name="Enfasicorsivo" style:family="text">
      <style:text-properties fo:font-weight="bold" style:font-weight-asian="bold" style:font-weight-complex="normal" fo:font-style="italic" style:font-style-asian="italic" style:font-style-complex="normal" style:font-size-complex="11pt"/>
    </style:style>
    <style:style style:name="P76" style:parent-style-name="Normale" style:family="paragraph">
      <style:paragraph-properties fo:text-align="center"/>
    </style:style>
    <style:style style:name="T77" style:parent-style-name="Car.predefinitoparagrafo" style:family="text">
      <style:text-properties fo:font-weight="bold" style:font-weight-asian="bold" style:font-weight-complex="bold"/>
    </style:style>
    <style:style style:name="T7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0" style:parent-style-name="Car.predefinitoparagrafo" style:family="text">
      <style:text-properties fo:font-weight="bold" style:font-weight-asian="bold" style:font-weight-complex="bold"/>
    </style:style>
    <style:style style:name="T8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3" style:parent-style-name="Car.predefinitoparagrafo" style:family="text">
      <style:text-properties fo:font-weight="bold" style:font-weight-asian="bold" style:font-weight-complex="bold"/>
    </style:style>
    <style:style style:name="P84" style:parent-style-name="Paragrafoelenco" style:list-style-name="LFO4" style:family="paragraph"/>
    <style:style style:name="T85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8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Paragrafoelenco" style:list-style-name="LFO4" style:family="paragraph"/>
    <style:style style:name="T8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" style:parent-style-name="Paragrafoelenco" style:list-style-name="LFO4" style:family="paragraph"/>
    <style:style style:name="T9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6" style:parent-style-name="Car.predefinitoparagrafo" style:family="text">
      <style:text-properties fo:font-weight="bold" style:font-weight-asian="bold" style:font-weight-complex="bold"/>
    </style:style>
    <style:style style:name="T97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99" style:parent-style-name="Paragrafoelenco" style:list-style-name="LFO5" style:family="paragraph">
      <style:text-properties fo:font-weight="bold" style:font-weight-asian="bold" style:font-weight-complex="bold"/>
    </style:style>
    <style:style style:name="P100" style:parent-style-name="Paragrafoelenco" style:list-style-name="LFO5" style:family="paragraph">
      <style:text-properties fo:font-weight="bold" style:font-weight-asian="bold" style:font-weight-complex="bold"/>
    </style:style>
    <style:style style:name="T1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02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4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05" style:parent-style-name="Normale" style:family="paragraph">
      <style:text-properties fo:font-size="12pt" style:font-size-asian="12pt" style:font-size-complex="12pt"/>
    </style:style>
    <style:style style:name="T106" style:parent-style-name="Car.predefinitoparagrafo" style:family="text">
      <style:text-properties fo:font-weight="bold" style:font-weight-asian="bold" style:font-weight-complex="bold"/>
    </style:style>
    <style:style style:name="T107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8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9" style:parent-style-name="Car.predefinitoparagrafo" style:family="text">
      <style:text-properties fo:font-style="italic" style:font-style-asian="italic" style:font-style-complex="italic"/>
    </style:style>
    <style:style style:name="T110" style:parent-style-name="Car.predefinitoparagrafo" style:family="text">
      <style:text-properties fo:font-weight="bold" style:font-weight-asian="bold" style:font-weight-complex="bold"/>
    </style:style>
    <style:style style:name="T1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1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3" style:parent-style-name="Car.predefinitoparagrafo" style:family="text">
      <style:text-properties fo:font-style="italic" style:font-style-asian="italic" style:font-style-complex="italic"/>
    </style:style>
    <style:style style:name="P114" style:parent-style-name="Paragrafoelenco" style:list-style-name="LFO6" style:family="paragraph"/>
    <style:style style:name="P115" style:parent-style-name="Paragrafoelenco" style:list-style-name="LFO6" style:family="paragraph"/>
    <style:style style:name="P116" style:parent-style-name="Paragrafoelenco" style:list-style-name="LFO6" style:family="paragraph"/>
    <style:style style:name="P117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18" style:parent-style-name="Paragrafoelenco" style:list-style-name="LFO7" style:family="paragraph"/>
    <style:style style:name="T119" style:parent-style-name="Car.predefinitoparagrafo" style:family="text">
      <style:text-properties fo:font-weight="bold" style:font-weight-asian="bold" style:font-weight-complex="bold"/>
    </style:style>
    <style:style style:name="P120" style:parent-style-name="Paragrafoelenco" style:list-style-name="LFO7" style:family="paragraph"/>
    <style:style style:name="T121" style:parent-style-name="Car.predefinitoparagrafo" style:family="text">
      <style:text-properties fo:font-weight="bold" style:font-weight-asian="bold" style:font-weight-complex="bold"/>
    </style:style>
    <style:style style:name="T12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3" style:parent-style-name="Car.predefinitoparagrafo" style:family="text">
      <style:text-properties fo:font-weight="bold" style:font-weight-asian="bold" style:font-weight-complex="bold"/>
    </style:style>
    <style:style style:name="T1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5" style:parent-style-name="Car.predefinitoparagrafo" style:family="text">
      <style:text-properties fo:font-weight="bold" style:font-weight-asian="bold" style:font-weight-complex="bold"/>
    </style:style>
    <style:style style:name="T126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8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0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3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3" style:parent-style-name="Paragrafoelenco" style:list-style-name="LFO7" style:family="paragraph"/>
    <style:style style:name="P134" style:parent-style-name="Paragrafoelenco" style:list-style-name="LFO7" style:family="paragraph"/>
    <style:style style:name="T1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fo:font-weight="bold" style:font-weight-asian="bold" style:font-weight-complex="bold"/>
    </style:style>
    <style:style style:name="T1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9" style:parent-style-name="Car.predefinitoparagrafo" style:family="text">
      <style:text-properties style:font-name="Consolas" style:font-name-complex="Consolas" fo:font-size="9.5pt" style:font-size-asian="9.5pt" style:font-size-complex="9.5pt"/>
    </style:style>
    <style:style style:name="P140" style:parent-style-name="Normale" style:family="paragraph">
      <style:text-properties style:font-name-complex="Calibri"/>
    </style:style>
    <style:style style:name="T141" style:parent-style-name="Car.predefinitoparagrafo" style:family="text">
      <style:text-properties style:font-name-complex="Calibri"/>
    </style:style>
    <style:style style:name="T142" style:parent-style-name="Car.predefinitoparagrafo" style:family="text">
      <style:text-properties style:font-name-complex="Calibri" fo:font-weight="bold" style:font-weight-asian="bold" style:font-weight-complex="bold"/>
    </style:style>
    <style:style style:name="T143" style:parent-style-name="Car.predefinitoparagrafo" style:family="text">
      <style:text-properties style:font-name-complex="Calibri"/>
    </style:style>
    <style:style style:name="P144" style:parent-style-name="Normale" style:family="paragraph">
      <style:text-properties style:font-name-complex="Calibri"/>
    </style:style>
    <style:style style:name="T145" style:parent-style-name="Car.predefinitoparagrafo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146" style:parent-style-name="Car.predefinitoparagrafo" style:family="text">
      <style:text-properties style:font-name-complex="Calibri"/>
    </style:style>
    <style:style style:name="P147" style:parent-style-name="Normale" style:family="paragraph">
      <style:text-properties style:font-name-complex="Calibri"/>
    </style:style>
    <style:style style:name="T1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9" style:parent-style-name="Paragrafoelenco" style:list-style-name="LFO8" style:family="paragraph"/>
    <style:style style:name="P150" style:parent-style-name="Paragrafoelenco" style:list-style-name="LFO8" style:family="paragraph"/>
    <style:style style:name="P151" style:parent-style-name="Paragrafoelenco" style:list-style-name="LFO8" style:family="paragraph"/>
    <style:style style:name="P152" style:parent-style-name="Paragrafoelenco" style:list-style-name="LFO8" style:family="paragraph"/>
    <style:style style:name="P153" style:parent-style-name="Paragrafoelenco" style:list-style-name="LFO8" style:family="paragraph"/>
    <style:style style:name="P154" style:parent-style-name="Paragrafoelenco" style:list-style-name="LFO8" style:family="paragraph"/>
    <style:style style:name="P155" style:parent-style-name="Paragrafoelenco" style:list-style-name="LFO8" style:family="paragraph"/>
    <style:style style:name="P156" style:parent-style-name="Paragrafoelenco" style:list-style-name="LFO8" style:family="paragraph"/>
    <style:style style:name="T15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8" style:parent-style-name="Paragrafoelenco" style:list-style-name="LFO9" style:family="paragraph"/>
    <style:style style:name="T15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" style:parent-style-name="Paragrafoelenco" style:list-style-name="LFO9" style:family="paragraph"/>
    <style:style style:name="T16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" style:parent-style-name="Paragrafoelenco" style:list-style-name="LFO9" style:family="paragraph"/>
    <style:style style:name="P164" style:parent-style-name="Paragrafoelenco" style:list-style-name="LFO9" style:family="paragraph"/>
    <style:style style:name="P165" style:parent-style-name="Paragrafoelenco" style:list-style-name="LFO9" style:family="paragraph"/>
    <style:style style:name="P166" style:parent-style-name="Paragrafoelenco" style:list-style-name="LFO9" style:family="paragraph"/>
    <style:style style:name="T16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9" style:parent-style-name="Paragrafoelenco" style:list-style-name="LFO9" style:family="paragraph"/>
    <style:style style:name="T17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74" style:parent-style-name="Paragrafoelenco" style:list-style-name="LFO10" style:family="paragraph"/>
    <style:style style:name="T17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7" style:parent-style-name="Paragrafoelenco" style:list-style-name="LFO10" style:family="paragraph"/>
    <style:style style:name="P178" style:parent-style-name="Paragrafoelenco" style:list-style-name="LFO10" style:family="paragraph"/>
    <style:style style:name="T179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0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1" style:parent-style-name="Paragrafoelenco" style:list-style-name="LFO10" style:family="paragraph"/>
    <style:style style:name="P182" style:parent-style-name="Paragrafoelenco" style:list-style-name="LFO10" style:family="paragraph"/>
    <style:style style:name="P183" style:parent-style-name="Paragrafoelenco" style:list-style-name="LFO10" style:family="paragraph"/>
    <style:style style:name="P184" style:parent-style-name="Paragrafoelenco" style:list-style-name="LFO11" style:family="paragraph">
      <style:paragraph-properties fo:line-height="115%"/>
    </style:style>
    <style:style style:name="T18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" style:parent-style-name="Paragrafoelenco" style:list-style-name="LFO11" style:family="paragraph">
      <style:paragraph-properties fo:line-height="115%"/>
    </style:style>
    <style:style style:name="T18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8" style:parent-style-name="Paragrafoelenco" style:list-style-name="LFO11" style:family="paragraph">
      <style:paragraph-properties fo:line-height="115%"/>
    </style:style>
    <style:style style:name="T18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0" style:parent-style-name="Paragrafoelenco" style:list-style-name="LFO11" style:family="paragraph">
      <style:paragraph-properties fo:line-height="115%"/>
    </style:style>
    <style:style style:name="T19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2" style:parent-style-name="Paragrafoelenco" style:list-style-name="LFO11" style:family="paragraph">
      <style:paragraph-properties fo:line-height="115%"/>
    </style:style>
    <style:style style:name="T19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4" style:parent-style-name="Paragrafoelenco" style:list-style-name="LFO11" style:family="paragraph">
      <style:paragraph-properties fo:line-height="115%"/>
    </style:style>
    <style:style style:name="T19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6" style:parent-style-name="Paragrafoelenco" style:list-style-name="LFO11" style:family="paragraph">
      <style:paragraph-properties fo:line-height="115%"/>
    </style:style>
    <style:style style:name="T19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8" style:parent-style-name="Paragrafoelenco" style:list-style-name="LFO11" style:family="paragraph">
      <style:paragraph-properties fo:line-height="115%"/>
    </style:style>
    <style:style style:name="T19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0" style:parent-style-name="Paragrafoelenco" style:list-style-name="LFO11" style:family="paragraph">
      <style:paragraph-properties fo:line-height="115%"/>
    </style:style>
    <style:style style:name="T20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2" style:parent-style-name="Paragrafoelenco" style:list-style-name="LFO11" style:family="paragraph">
      <style:paragraph-properties fo:line-height="115%"/>
    </style:style>
    <style:style style:name="P203" style:parent-style-name="Paragrafoelenco" style:list-style-name="LFO12" style:family="paragraph">
      <style:paragraph-properties fo:line-height="115%"/>
    </style:style>
    <style:style style:name="P204" style:parent-style-name="Paragrafoelenco" style:list-style-name="LFO12" style:family="paragraph">
      <style:paragraph-properties fo:line-height="115%"/>
    </style:style>
    <style:style style:name="P205" style:parent-style-name="Paragrafoelenco" style:list-style-name="LFO12" style:family="paragraph">
      <style:paragraph-properties fo:line-height="115%"/>
    </style:style>
    <style:style style:name="P206" style:parent-style-name="Paragrafoelenco" style:list-style-name="LFO12" style:family="paragraph">
      <style:paragraph-properties fo:line-height="115%"/>
    </style:style>
    <style:style style:name="P207" style:parent-style-name="Paragrafoelenco" style:list-style-name="LFO12" style:family="paragraph">
      <style:paragraph-properties fo:line-height="115%"/>
    </style:style>
    <style:style style:name="P208" style:parent-style-name="Paragrafoelenco" style:list-style-name="LFO12" style:family="paragraph">
      <style:paragraph-properties fo:line-height="115%"/>
    </style:style>
    <style:style style:name="P209" style:parent-style-name="Paragrafoelenco" style:list-style-name="LFO12" style:family="paragraph">
      <style:paragraph-properties fo:line-height="115%"/>
    </style:style>
    <style:style style:name="P210" style:parent-style-name="Paragrafoelenco" style:list-style-name="LFO11" style:family="paragraph">
      <style:paragraph-properties fo:line-height="115%"/>
    </style:style>
    <style:style style:name="T21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Paragrafoelenco" style:list-style-name="LFO11" style:family="paragraph">
      <style:paragraph-properties fo:line-height="115%"/>
    </style:style>
    <style:style style:name="P213" style:parent-style-name="Paragrafoelenco" style:list-style-name="LFO12" style:family="paragraph">
      <style:paragraph-properties fo:line-height="115%"/>
    </style:style>
    <style:style style:name="P214" style:parent-style-name="Paragrafoelenco" style:list-style-name="LFO12" style:family="paragraph">
      <style:paragraph-properties fo:line-height="115%"/>
    </style:style>
    <style:style style:name="P215" style:parent-style-name="Paragrafoelenco" style:list-style-name="LFO12" style:family="paragraph">
      <style:paragraph-properties fo:line-height="115%"/>
    </style:style>
    <style:style style:name="P216" style:parent-style-name="Paragrafoelenco" style:list-style-name="LFO12" style:family="paragraph">
      <style:paragraph-properties fo:line-height="115%"/>
    </style:style>
    <style:style style:name="P217" style:parent-style-name="Paragrafoelenco" style:list-style-name="LFO12" style:family="paragraph">
      <style:paragraph-properties fo:line-height="115%"/>
    </style:style>
    <style:style style:name="P218" style:parent-style-name="Paragrafoelenco" style:list-style-name="LFO12" style:family="paragraph">
      <style:paragraph-properties fo:line-height="115%"/>
    </style:style>
    <style:style style:name="P219" style:parent-style-name="Paragrafoelenco" style:list-style-name="LFO12" style:family="paragraph">
      <style:paragraph-properties fo:line-height="115%"/>
    </style:style>
    <style:style style:name="P220" style:parent-style-name="Paragrafoelenco" style:list-style-name="LFO11" style:family="paragraph">
      <style:paragraph-properties fo:line-height="115%"/>
    </style:style>
    <style:style style:name="T22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2" style:parent-style-name="Paragrafoelenco" style:list-style-name="LFO12" style:family="paragraph">
      <style:paragraph-properties fo:line-height="115%"/>
    </style:style>
    <style:style style:name="P223" style:parent-style-name="Paragrafoelenco" style:list-style-name="LFO12" style:family="paragraph">
      <style:paragraph-properties fo:line-height="115%"/>
    </style:style>
    <style:style style:name="P224" style:parent-style-name="Paragrafoelenco" style:list-style-name="LFO12" style:family="paragraph">
      <style:paragraph-properties fo:line-height="115%"/>
    </style:style>
    <style:style style:name="P225" style:parent-style-name="Paragrafoelenco" style:list-style-name="LFO12" style:family="paragraph">
      <style:paragraph-properties fo:line-height="115%"/>
    </style:style>
    <style:style style:name="P226" style:parent-style-name="Paragrafoelenco" style:list-style-name="LFO12" style:family="paragraph">
      <style:paragraph-properties fo:line-height="115%"/>
    </style:style>
    <style:style style:name="P227" style:parent-style-name="Paragrafoelenco" style:list-style-name="LFO12" style:family="paragraph">
      <style:paragraph-properties fo:line-height="115%"/>
    </style:style>
    <style:style style:name="P228" style:parent-style-name="Paragrafoelenco" style:list-style-name="LFO12" style:family="paragraph">
      <style:paragraph-properties fo:line-height="115%"/>
    </style:style>
    <style:style style:name="P229" style:parent-style-name="Paragrafoelenco" style:list-style-name="LFO12" style:family="paragraph">
      <style:paragraph-properties fo:line-height="115%"/>
    </style:style>
    <style:style style:name="P230" style:parent-style-name="Paragrafoelenco" style:list-style-name="LFO11" style:family="paragraph">
      <style:paragraph-properties fo:line-height="115%"/>
    </style:style>
    <style:style style:name="T23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2" style:parent-style-name="Paragrafoelenco" style:list-style-name="LFO13" style:family="paragraph">
      <style:paragraph-properties fo:line-height="115%"/>
    </style:style>
    <style:style style:name="T23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4" style:parent-style-name="Car.predefinitoparagrafo" style:family="text">
      <style:text-properties style:font-name="Consolas" style:font-name-complex="Consolas" fo:color="#6F008A" fo:font-size="9.5pt" style:font-size-asian="9.5pt" style:font-size-complex="9.5pt"/>
    </style:style>
    <style:style style:name="T235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6" style:parent-style-name="Paragrafoelenco" style:list-style-name="LFO13" style:family="paragraph">
      <style:paragraph-properties fo:line-height="115%"/>
    </style:style>
    <style:style style:name="T2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38" style:parent-style-name="Paragrafoelenco" style:list-style-name="LFO13" style:family="paragraph">
      <style:paragraph-properties fo:line-height="115%"/>
    </style:style>
    <style:style style:name="T239" style:parent-style-name="Car.predefinitoparagrafo" style:family="text">
      <style:text-properties fo:font-style="italic" style:font-style-asian="italic" style:font-style-complex="italic"/>
    </style:style>
    <style:style style:name="P240" style:parent-style-name="Paragrafoelenco" style:list-style-name="LFO13" style:family="paragraph">
      <style:paragraph-properties fo:line-height="115%"/>
    </style:style>
    <style:style style:name="T241" style:parent-style-name="Car.predefinitoparagrafo" style:family="text">
      <style:text-properties fo:font-style="italic" style:font-style-asian="italic" style:font-style-complex="italic"/>
    </style:style>
    <style:style style:name="P242" style:parent-style-name="Paragrafoelenco" style:list-style-name="LFO13" style:family="paragraph">
      <style:paragraph-properties fo:line-height="115%"/>
    </style:style>
    <style:style style:name="T243" style:parent-style-name="Car.predefinitoparagrafo" style:family="text">
      <style:text-properties fo:font-style="italic" style:font-style-asian="italic" style:font-style-complex="italic"/>
    </style:style>
    <style:style style:name="P244" style:parent-style-name="Paragrafoelenco" style:list-style-name="Stile1" style:family="paragraph">
      <style:paragraph-properties fo:line-height="115%"/>
    </style:style>
    <style:style style:name="T24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6" style:parent-style-name="Paragrafoelenco" style:list-style-name="LFO14" style:family="paragraph">
      <style:paragraph-properties fo:line-height="115%"/>
    </style:style>
    <style:style style:name="P247" style:parent-style-name="Paragrafoelenco" style:list-style-name="LFO14" style:family="paragraph">
      <style:paragraph-properties fo:line-height="115%"/>
    </style:style>
    <style:style style:name="P248" style:parent-style-name="Paragrafoelenco" style:list-style-name="LFO14" style:family="paragraph">
      <style:paragraph-properties fo:line-height="115%"/>
    </style:style>
    <style:style style:name="P249" style:parent-style-name="Paragrafoelenco" style:list-style-name="LFO14" style:family="paragraph">
      <style:paragraph-properties fo:line-height="115%"/>
    </style:style>
    <style:style style:name="P250" style:parent-style-name="Paragrafoelenco" style:list-style-name="LFO14" style:family="paragraph">
      <style:paragraph-properties fo:line-height="115%"/>
    </style:style>
    <style:style style:name="P251" style:parent-style-name="Paragrafoelenco" style:list-style-name="LFO14" style:family="paragraph">
      <style:paragraph-properties fo:line-height="115%"/>
    </style:style>
    <style:style style:name="P252" style:parent-style-name="Paragrafoelenco" style:list-style-name="LFO14" style:family="paragraph">
      <style:paragraph-properties fo:line-height="115%"/>
    </style:style>
    <style:style style:name="P253" style:parent-style-name="Paragrafoelenco" style:list-style-name="LFO14" style:family="paragraph">
      <style:paragraph-properties fo:line-height="115%"/>
    </style:style>
    <style:style style:name="P254" style:parent-style-name="Paragrafoelenco" style:list-style-name="Stile1" style:family="paragraph">
      <style:paragraph-properties fo:line-height="115%"/>
    </style:style>
    <style:style style:name="T25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6" style:parent-style-name="Paragrafoelenco" style:list-style-name="LFO15" style:family="paragraph">
      <style:paragraph-properties fo:line-height="115%"/>
    </style:style>
    <style:style style:name="P257" style:parent-style-name="Paragrafoelenco" style:list-style-name="LFO15" style:family="paragraph">
      <style:paragraph-properties fo:line-height="115%"/>
    </style:style>
    <style:style style:name="P258" style:parent-style-name="Paragrafoelenco" style:list-style-name="LFO15" style:family="paragraph">
      <style:paragraph-properties fo:line-height="115%"/>
    </style:style>
    <style:style style:name="P259" style:parent-style-name="Paragrafoelenco" style:list-style-name="Stile1" style:family="paragraph">
      <style:paragraph-properties fo:line-height="115%"/>
    </style:style>
    <style:style style:name="T26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1" style:parent-style-name="Paragrafoelenco" style:list-style-name="LFO16" style:family="paragraph">
      <style:paragraph-properties fo:line-height="115%"/>
    </style:style>
    <style:style style:name="P262" style:parent-style-name="Paragrafoelenco" style:list-style-name="LFO16" style:family="paragraph">
      <style:paragraph-properties fo:line-height="115%"/>
    </style:style>
    <style:style style:name="P263" style:parent-style-name="Paragrafoelenco" style:list-style-name="LFO16" style:family="paragraph">
      <style:paragraph-properties fo:line-height="115%"/>
    </style:style>
    <style:style style:name="P264" style:parent-style-name="Paragrafoelenco" style:list-style-name="Stile1" style:family="paragraph">
      <style:paragraph-properties fo:line-height="115%"/>
    </style:style>
    <style:style style:name="T26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6" style:parent-style-name="Paragrafoelenco" style:list-style-name="LFO17" style:family="paragraph">
      <style:paragraph-properties fo:line-height="115%"/>
    </style:style>
    <style:style style:name="P267" style:parent-style-name="Paragrafoelenco" style:list-style-name="LFO17" style:family="paragraph">
      <style:paragraph-properties fo:line-height="115%"/>
    </style:style>
    <style:style style:name="P268" style:parent-style-name="Paragrafoelenco" style:list-style-name="LFO17" style:family="paragraph">
      <style:paragraph-properties fo:line-height="115%"/>
    </style:style>
    <style:style style:name="P269" style:parent-style-name="Normale" style:family="paragraph">
      <style:paragraph-properties fo:line-height="115%"/>
    </style:style>
    <style:style style:name="P270" style:parent-style-name="Normale" style:family="paragraph">
      <style:paragraph-properties fo:line-height="115%"/>
    </style:style>
    <style:style style:name="P271" style:parent-style-name="Normale" style:family="paragraph">
      <style:paragraph-properties fo:line-height="115%"/>
    </style:style>
    <style:style style:name="T272" style:parent-style-name="Car.predefinitoparagrafo" style:family="text">
      <style:text-properties fo:font-weight="bold" style:font-weight-asian="bold" style:font-weight-complex="bold"/>
    </style:style>
    <style:style style:name="P273" style:parent-style-name="Paragrafoelenco" style:list-style-name="LFO18" style:family="paragraph">
      <style:paragraph-properties fo:line-height="115%"/>
    </style:style>
    <style:style style:name="P274" style:parent-style-name="Paragrafoelenco" style:list-style-name="LFO18" style:family="paragraph">
      <style:paragraph-properties fo:line-height="115%"/>
    </style:style>
    <style:style style:name="P275" style:parent-style-name="Paragrafoelenco" style:list-style-name="LFO18" style:family="paragraph">
      <style:paragraph-properties fo:line-height="115%"/>
    </style:style>
    <style:style style:name="P276" style:parent-style-name="Paragrafoelenco" style:list-style-name="LFO18" style:family="paragraph">
      <style:paragraph-properties fo:line-height="115%"/>
    </style:style>
    <style:style style:name="P277" style:parent-style-name="Paragrafoelenco" style:list-style-name="LFO18" style:family="paragraph">
      <style:paragraph-properties fo:line-height="115%"/>
    </style:style>
    <style:style style:name="P278" style:parent-style-name="Paragrafoelenco" style:list-style-name="LFO18" style:family="paragraph">
      <style:paragraph-properties fo:line-height="115%"/>
    </style:style>
    <style:style style:name="P279" style:parent-style-name="Paragrafoelenco" style:list-style-name="LFO18" style:family="paragraph">
      <style:paragraph-properties fo:line-height="115%"/>
    </style:style>
    <style:style style:name="P280" style:parent-style-name="Paragrafoelenco" style:list-style-name="LFO18" style:family="paragraph">
      <style:paragraph-properties fo:line-height="115%"/>
    </style:style>
    <style:style style:name="P281" style:parent-style-name="Paragrafoelenco" style:list-style-name="LFO18" style:family="paragraph">
      <style:paragraph-properties fo:line-height="115%"/>
    </style:style>
    <style:style style:name="P282" style:parent-style-name="Paragrafoelenco" style:list-style-name="LFO18" style:family="paragraph">
      <style:paragraph-properties fo:line-height="115%"/>
    </style:style>
    <style:style style:name="P283" style:parent-style-name="Paragrafoelenco" style:list-style-name="LFO18" style:family="paragraph">
      <style:paragraph-properties fo:line-height="115%"/>
    </style:style>
    <style:style style:name="P284" style:parent-style-name="Paragrafoelenco" style:list-style-name="LFO18" style:family="paragraph">
      <style:paragraph-properties fo:line-height="115%"/>
    </style:style>
    <style:style style:name="P285" style:parent-style-name="Paragrafoelenco" style:list-style-name="LFO18" style:family="paragraph">
      <style:paragraph-properties fo:line-height="115%"/>
    </style:style>
    <style:style style:name="P286" style:parent-style-name="Paragrafoelenco" style:list-style-name="LFO18" style:family="paragraph">
      <style:paragraph-properties fo:line-height="115%"/>
    </style:style>
    <style:style style:name="P287" style:parent-style-name="Paragrafoelenco" style:list-style-name="LFO18" style:family="paragraph">
      <style:paragraph-properties fo:line-height="115%"/>
    </style:style>
    <style:style style:name="P288" style:parent-style-name="Paragrafoelenco" style:list-style-name="LFO18" style:family="paragraph">
      <style:paragraph-properties fo:line-height="115%"/>
    </style:style>
    <style:style style:name="P289" style:parent-style-name="Paragrafoelenco" style:list-style-name="LFO18" style:family="paragraph">
      <style:paragraph-properties fo:line-height="115%"/>
    </style:style>
    <style:style style:name="P290" style:parent-style-name="Paragrafoelenco" style:list-style-name="LFO18" style:family="paragraph">
      <style:paragraph-properties fo:line-height="115%"/>
    </style:style>
    <style:style style:name="P291" style:parent-style-name="Paragrafoelenco" style:list-style-name="LFO18" style:family="paragraph">
      <style:paragraph-properties fo:line-height="115%"/>
    </style:style>
    <style:style style:name="P292" style:parent-style-name="Paragrafoelenco" style:list-style-name="LFO18" style:family="paragraph">
      <style:paragraph-properties fo:line-height="115%"/>
    </style:style>
    <style:style style:name="P293" style:parent-style-name="Paragrafoelenco" style:list-style-name="LFO18" style:family="paragraph">
      <style:paragraph-properties fo:line-height="115%"/>
    </style:style>
    <style:style style:name="P294" style:parent-style-name="Paragrafoelenco" style:list-style-name="LFO18" style:family="paragraph">
      <style:paragraph-properties fo:line-height="115%"/>
    </style:style>
    <style:style style:name="P295" style:parent-style-name="Paragrafoelenco" style:list-style-name="LFO18" style:family="paragraph">
      <style:paragraph-properties fo:line-height="115%"/>
    </style:style>
    <style:style style:name="P296" style:parent-style-name="Paragrafoelenco" style:list-style-name="LFO18" style:family="paragraph">
      <style:paragraph-properties fo:line-height="115%"/>
    </style:style>
    <style:style style:name="P297" style:parent-style-name="Paragrafoelenco" style:list-style-name="LFO18" style:family="paragraph">
      <style:paragraph-properties fo:line-height="115%"/>
    </style:style>
    <style:style style:name="P298" style:parent-style-name="Paragrafoelenco" style:list-style-name="LFO18" style:family="paragraph">
      <style:paragraph-properties fo:line-height="115%"/>
    </style:style>
    <style:style style:name="P299" style:parent-style-name="Paragrafoelenco" style:list-style-name="LFO18" style:family="paragraph">
      <style:paragraph-properties fo:line-height="115%"/>
    </style:style>
    <style:style style:name="P300" style:parent-style-name="Paragrafoelenco" style:list-style-name="LFO18" style:family="paragraph">
      <style:paragraph-properties fo:line-height="115%"/>
    </style:style>
    <style:style style:name="P301" style:parent-style-name="Paragrafoelenco" style:list-style-name="LFO18" style:family="paragraph">
      <style:paragraph-properties fo:line-height="115%"/>
    </style:style>
    <style:style style:name="P302" style:parent-style-name="Paragrafoelenco" style:list-style-name="LFO18" style:family="paragraph">
      <style:paragraph-properties fo:line-height="115%"/>
    </style:style>
    <style:style style:name="P303" style:parent-style-name="Paragrafoelenco" style:list-style-name="LFO18" style:family="paragraph">
      <style:paragraph-properties fo:line-height="115%"/>
    </style:style>
    <style:style style:name="P304" style:parent-style-name="Paragrafoelenco" style:list-style-name="LFO18" style:family="paragraph">
      <style:paragraph-properties fo:line-height="115%"/>
    </style:style>
    <style:style style:name="P305" style:parent-style-name="Paragrafoelenco" style:list-style-name="LFO18" style:family="paragraph">
      <style:paragraph-properties fo:line-height="115%"/>
    </style:style>
    <style:style style:name="P306" style:parent-style-name="Paragrafoelenco" style:list-style-name="LFO18" style:family="paragraph">
      <style:paragraph-properties fo:line-height="115%"/>
    </style:style>
    <style:style style:name="P307" style:parent-style-name="Paragrafoelenco" style:list-style-name="LFO18" style:family="paragraph">
      <style:paragraph-properties fo:line-height="115%"/>
    </style:style>
    <style:style style:name="P308" style:parent-style-name="Paragrafoelenco" style:list-style-name="LFO18" style:family="paragraph">
      <style:paragraph-properties fo:line-height="115%"/>
    </style:style>
    <style:style style:name="P309" style:parent-style-name="Paragrafoelenco" style:list-style-name="LFO18" style:family="paragraph">
      <style:paragraph-properties fo:line-height="115%"/>
    </style:style>
    <style:style style:name="P310" style:parent-style-name="Paragrafoelenco" style:list-style-name="LFO18" style:family="paragraph">
      <style:paragraph-properties fo:line-height="115%"/>
    </style:style>
    <style:style style:name="P311" style:parent-style-name="Paragrafoelenco" style:list-style-name="LFO18" style:family="paragraph">
      <style:paragraph-properties fo:line-height="115%"/>
    </style:style>
    <style:style style:name="P312" style:parent-style-name="Paragrafoelenco" style:list-style-name="LFO18" style:family="paragraph">
      <style:paragraph-properties fo:line-height="115%"/>
    </style:style>
    <style:style style:name="P313" style:parent-style-name="Paragrafoelenco" style:list-style-name="LFO18" style:family="paragraph">
      <style:paragraph-properties fo:line-height="115%"/>
    </style:style>
    <style:style style:name="P314" style:parent-style-name="Paragrafoelenco" style:list-style-name="LFO18" style:family="paragraph">
      <style:paragraph-properties fo:line-height="115%"/>
    </style:style>
    <style:style style:name="P315" style:parent-style-name="Paragrafoelenco" style:list-style-name="LFO18" style:family="paragraph">
      <style:paragraph-properties fo:line-height="115%"/>
    </style:style>
    <style:style style:name="P316" style:parent-style-name="Paragrafoelenco" style:list-style-name="LFO18" style:family="paragraph">
      <style:paragraph-properties fo:line-height="115%"/>
    </style:style>
    <style:style style:name="P317" style:parent-style-name="Paragrafoelenco" style:list-style-name="LFO18" style:family="paragraph">
      <style:paragraph-properties fo:line-height="115%"/>
    </style:style>
    <style:style style:name="P318" style:parent-style-name="Paragrafoelenco" style:list-style-name="LFO18" style:family="paragraph">
      <style:paragraph-properties fo:line-height="115%"/>
    </style:style>
    <style:style style:name="P319" style:parent-style-name="Paragrafoelenco" style:list-style-name="LFO18" style:family="paragraph">
      <style:paragraph-properties fo:line-height="115%"/>
    </style:style>
    <style:style style:name="P320" style:parent-style-name="Paragrafoelenco" style:list-style-name="LFO18" style:family="paragraph">
      <style:paragraph-properties fo:line-height="115%"/>
    </style:style>
    <style:style style:name="P321" style:parent-style-name="Paragrafoelenco" style:list-style-name="LFO18" style:family="paragraph">
      <style:paragraph-properties fo:line-height="115%"/>
    </style:style>
    <style:style style:name="P322" style:parent-style-name="Paragrafoelenco" style:list-style-name="LFO18" style:family="paragraph">
      <style:paragraph-properties fo:line-height="115%"/>
    </style:style>
    <style:style style:name="P323" style:parent-style-name="Paragrafoelenco" style:list-style-name="LFO18" style:family="paragraph">
      <style:paragraph-properties fo:line-height="115%"/>
    </style:style>
    <style:style style:name="P324" style:parent-style-name="Paragrafoelenco" style:list-style-name="LFO18" style:family="paragraph">
      <style:paragraph-properties fo:line-height="115%"/>
    </style:style>
    <style:style style:name="P325" style:parent-style-name="Paragrafoelenco" style:list-style-name="LFO18" style:family="paragraph">
      <style:paragraph-properties fo:line-height="115%"/>
    </style:style>
    <style:style style:name="P326" style:parent-style-name="Paragrafoelenco" style:list-style-name="LFO18" style:family="paragraph">
      <style:paragraph-properties fo:line-height="115%"/>
    </style:style>
    <style:style style:name="P327" style:parent-style-name="Paragrafoelenco" style:list-style-name="LFO18" style:family="paragraph">
      <style:paragraph-properties fo:line-height="115%"/>
    </style:style>
    <style:style style:name="P328" style:parent-style-name="Paragrafoelenco" style:list-style-name="LFO18" style:family="paragraph">
      <style:paragraph-properties fo:line-height="115%"/>
    </style:style>
    <style:style style:name="P329" style:parent-style-name="Paragrafoelenco" style:list-style-name="LFO18" style:family="paragraph">
      <style:paragraph-properties fo:line-height="115%"/>
    </style:style>
    <style:style style:name="P330" style:parent-style-name="Paragrafoelenco" style:list-style-name="LFO18" style:family="paragraph">
      <style:paragraph-properties fo:line-height="115%"/>
    </style:style>
    <style:style style:name="P331" style:parent-style-name="Paragrafoelenco" style:list-style-name="LFO18" style:family="paragraph">
      <style:paragraph-properties fo:line-height="115%"/>
    </style:style>
    <style:style style:name="P332" style:parent-style-name="Paragrafoelenco" style:list-style-name="LFO18" style:family="paragraph">
      <style:paragraph-properties fo:line-height="115%"/>
    </style:style>
    <style:style style:name="P333" style:parent-style-name="Normale" style:family="paragraph">
      <style:paragraph-properties fo:line-height="115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6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37" style:parent-style-name="Paragrafoelenco" style:list-style-name="LFO19" style:family="paragraph"/>
    <style:style style:name="P338" style:parent-style-name="Paragrafoelenco" style:list-style-name="LFO19" style:family="paragraph"/>
    <style:style style:name="T339" style:parent-style-name="Car.predefinitoparagrafo" style:family="text">
      <style:text-properties fo:font-weight="bold" style:font-weight-asian="bold" style:font-weight-complex="bold"/>
    </style:style>
    <style:style style:name="P340" style:parent-style-name="Paragrafoelenco" style:list-style-name="LFO19" style:family="paragraph"/>
    <style:style style:name="T341" style:parent-style-name="Car.predefinitoparagrafo" style:family="text">
      <style:text-properties fo:font-weight="bold" style:font-weight-asian="bold" style:font-weight-complex="bold"/>
    </style:style>
    <style:style style:name="P342" style:parent-style-name="Paragrafoelenco" style:list-style-name="LFO19" style:family="paragraph"/>
    <style:style style:name="P343" style:parent-style-name="Paragrafoelenco" style:list-style-name="LFO19" style:family="paragraph"/>
    <style:style style:name="T344" style:parent-style-name="Car.predefinitoparagrafo" style:family="text">
      <style:text-properties fo:font-weight="bold" style:font-weight-asian="bold" style:font-weight-complex="bold"/>
    </style:style>
    <style:style style:name="P345" style:parent-style-name="Paragrafoelenco" style:list-style-name="LFO19" style:family="paragraph"/>
    <style:style style:name="T346" style:parent-style-name="Car.predefinitoparagrafo" style:family="text">
      <style:text-properties fo:font-weight="bold" style:font-weight-asian="bold" style:font-weight-complex="bold"/>
    </style:style>
    <style:style style:name="P347" style:parent-style-name="Paragrafoelenco" style:list-style-name="LFO19" style:family="paragraph"/>
    <style:style style:name="T348" style:parent-style-name="Car.predefinitoparagrafo" style:family="text">
      <style:text-properties fo:font-weight="bold" style:font-weight-asian="bold" style:font-weight-complex="bold"/>
    </style:style>
    <style:style style:name="P349" style:parent-style-name="Paragrafoelenco" style:list-style-name="LFO19" style:family="paragraph"/>
    <style:style style:name="T350" style:parent-style-name="Car.predefinitoparagrafo" style:family="text">
      <style:text-properties fo:font-weight="bold" style:font-weight-asian="bold" style:font-weight-complex="bold"/>
    </style:style>
    <style:style style:name="P351" style:parent-style-name="Paragrafoelenco" style:list-style-name="LFO19" style:family="paragraph"/>
    <style:style style:name="T352" style:parent-style-name="Car.predefinitoparagrafo" style:family="text">
      <style:text-properties fo:font-weight="bold" style:font-weight-asian="bold" style:font-weight-complex="bold"/>
    </style:style>
    <style:style style:name="P353" style:parent-style-name="Paragrafoelenco" style:list-style-name="LFO19" style:family="paragraph"/>
    <style:style style:name="T354" style:parent-style-name="Car.predefinitoparagrafo" style:family="text">
      <style:text-properties fo:font-weight="bold" style:font-weight-asian="bold" style:font-weight-complex="bold"/>
    </style:style>
    <style:style style:name="P355" style:parent-style-name="Paragrafoelenco" style:list-style-name="LFO19" style:family="paragraph"/>
    <style:style style:name="T356" style:parent-style-name="Car.predefinitoparagrafo" style:family="text">
      <style:text-properties fo:font-weight="bold" style:font-weight-asian="bold" style:font-weight-complex="bold"/>
    </style:style>
    <style:style style:name="T357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58" style:parent-style-name="Paragrafoelenco" style:list-style-name="LFO20" style:family="paragraph"/>
    <style:style style:name="P359" style:parent-style-name="Paragrafoelenco" style:list-style-name="LFO20" style:family="paragraph"/>
    <style:style style:name="T360" style:parent-style-name="Car.predefinitoparagrafo" style:family="text">
      <style:text-properties fo:font-weight="bold" style:font-weight-asian="bold" style:font-weight-complex="bold"/>
    </style:style>
    <style:style style:name="P361" style:parent-style-name="Paragrafoelenco" style:list-style-name="LFO20" style:family="paragraph"/>
    <style:style style:name="T362" style:parent-style-name="Car.predefinitoparagrafo" style:family="text">
      <style:text-properties fo:font-weight="bold" style:font-weight-asian="bold" style:font-weight-complex="bold"/>
    </style:style>
    <style:style style:name="P363" style:parent-style-name="Paragrafoelenco" style:list-style-name="LFO20" style:family="paragraph"/>
    <style:style style:name="P364" style:parent-style-name="Paragrafoelenco" style:list-style-name="LFO20" style:family="paragraph"/>
    <style:style style:name="T365" style:parent-style-name="Car.predefinitoparagrafo" style:family="text">
      <style:text-properties fo:font-weight="bold" style:font-weight-asian="bold" style:font-weight-complex="bold"/>
    </style:style>
    <style:style style:name="P366" style:parent-style-name="Paragrafoelenco" style:list-style-name="LFO20" style:family="paragraph"/>
    <style:style style:name="T367" style:parent-style-name="Car.predefinitoparagrafo" style:family="text">
      <style:text-properties fo:font-weight="bold" style:font-weight-asian="bold" style:font-weight-complex="bold"/>
    </style:style>
    <style:style style:name="P368" style:parent-style-name="Normal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69" style:parent-style-name="Paragrafoelenco" style:list-style-name="LFO21" style:family="paragraph"/>
    <style:style style:name="P370" style:parent-style-name="Paragrafoelenco" style:list-style-name="LFO21" style:family="paragraph"/>
    <style:style style:name="P371" style:parent-style-name="Paragrafoelenco" style:list-style-name="LFO21" style:family="paragraph"/>
    <style:style style:name="P372" style:parent-style-name="Paragrafoelenco" style:list-style-name="LFO21" style:family="paragraph"/>
    <style:style style:name="P373" style:parent-style-name="Paragrafoelenco" style:list-style-name="LFO21" style:family="paragraph"/>
  </office:automatic-styles>
  <office:body>
    <office:text text:use-soft-page-breaks="true">
      <text:p text:style-name="P1">Manuale scheda Illuminazione per<text:s/></text:p>
      <text:p text:style-name="P6">Carrozze ACME Gran Confort Ristorante 83</text:p>
      <text:h text:style-name="Titolosommario" text:outline-level="1"><text:bookmark-start text:name="_Toc66190936"/><text:bookmark-start text:name="_Toc66191179"/><text:bookmark-start text:name="_Toc68852148"/>Sommario<text:bookmark-end text:name="_Toc66190936"/><text:bookmark-end text:name="_Toc66191179"/><text:bookmark-end text:name="_Toc6885214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68852148" office:target-frame-name="_top" xlink:show="replace"><text:span text:style-name="Collegamentoipertestuale">Sommario</text:span><text:tab/>1</text:a></text:p>
          <text:p text:style-name="P8"><text:a xlink:href="#_Toc68852149" office:target-frame-name="_top" xlink:show="replace"><text:span text:style-name="Collegamentoipertestuale">Caratteristiche Della Scheda</text:span><text:tab/>2</text:a></text:p>
          <text:p text:style-name="P9"><text:a xlink:href="#_Toc68852150" office:target-frame-name="_top" xlink:show="replace"><text:span text:style-name="Collegamentoipertestuale">Montaggio della scheda nella carrozza</text:span><text:tab/>3</text:a></text:p>
          <text:p text:style-name="P10"><text:a xlink:href="#_Toc68852151" office:target-frame-name="_top" xlink:show="replace"><text:span text:style-name="Collegamentoipertestuale">Protezione Sovratensioni</text:span><text:tab/>3</text:a></text:p>
          <text:p text:style-name="P11"><text:a xlink:href="#_Toc68852152" office:target-frame-name="_top" xlink:show="replace"><text:span text:style-name="Collegamentoipertestuale">Impiego in Analogico</text:span><text:tab/>3</text:a></text:p>
          <text:p text:style-name="P12"><text:a xlink:href="#_Toc68852153" office:target-frame-name="_top" xlink:show="replace"><text:span text:style-name="Collegamentoipertestuale">Impiego in Digitale</text:span><text:tab/>3</text:a></text:p>
          <text:p text:style-name="P13"><text:a xlink:href="#_Toc68852154" office:target-frame-name="_top" xlink:show="replace"><text:span text:style-name="Collegamentoipertestuale">Revisione FirmWare</text:span><text:tab/>4</text:a></text:p>
          <text:p text:style-name="P14"><text:a xlink:href="#_Toc68852155" office:target-frame-name="_top" xlink:show="replace"><text:span text:style-name="Collegamentoipertestuale">Protocollo DCC</text:span><text:tab/>4</text:a></text:p>
          <text:p text:style-name="P15"><text:a xlink:href="#_Toc68852156" office:target-frame-name="_top" xlink:show="replace"><text:span text:style-name="Collegamentoipertestuale">Protocollo Motorola</text:span><text:tab/>4</text:a></text:p>
          <text:p text:style-name="P16"><text:a xlink:href="#_Toc68852157" office:target-frame-name="_top" xlink:show="replace"><text:span text:style-name="Collegamentoipertestuale">Modalità Analogica</text:span><text:tab/>4</text:a></text:p>
          <text:p text:style-name="P17"><text:a xlink:href="#_Toc68852158" office:target-frame-name="_top" xlink:show="replace"><text:span text:style-name="Collegamentoipertestuale">Interfaccia SUSI</text:span><text:tab/>4</text:a></text:p>
          <text:p text:style-name="P18"><text:a xlink:href="#_Toc68852159" office:target-frame-name="_top" xlink:show="replace"><text:span text:style-name="Collegamentoipertestuale">Multiprotocollo</text:span><text:tab/>5</text:a></text:p>
          <text:p text:style-name="P19"><text:a xlink:href="#_Toc68852160" office:target-frame-name="_top" xlink:show="replace"><text:span text:style-name="Collegamentoipertestuale">Indirizzi</text:span><text:tab/>5</text:a></text:p>
          <text:p text:style-name="P20"><text:a xlink:href="#_Toc68852161" office:target-frame-name="_top" xlink:show="replace"><text:span text:style-name="Collegamentoipertestuale">Indirizzo Consist</text:span><text:tab/>5</text:a></text:p>
          <text:p text:style-name="P21"><text:a xlink:href="#_Toc68852162" office:target-frame-name="_top" xlink:show="replace"><text:span text:style-name="Collegamentoipertestuale">Direzione</text:span><text:tab/>6</text:a></text:p>
          <text:p text:style-name="P22"><text:a xlink:href="#_Toc68852163" office:target-frame-name="_top" xlink:show="replace"><text:span text:style-name="Collegamentoipertestuale">Programmazione CVs mediante DCC</text:span><text:tab/>6</text:a></text:p>
          <text:p text:style-name="P23"><text:a xlink:href="#_Toc68852164" office:target-frame-name="_top" xlink:show="replace"><text:span text:style-name="Collegamentoipertestuale">Programmazione CVs mediante SUSI</text:span><text:tab/>6</text:a></text:p>
          <text:p text:style-name="P24"><text:a xlink:href="#_Toc68852165" office:target-frame-name="_top" xlink:show="replace"><text:span text:style-name="Collegamentoipertestuale">Personalizzazione AUX</text:span><text:tab/>7</text:a></text:p>
          <text:p text:style-name="P25"><text:a xlink:href="#_Toc68852166" office:target-frame-name="_top" xlink:show="replace"><text:span text:style-name="Collegamentoipertestuale">Funzioni Consist</text:span><text:tab/>7</text:a></text:p>
          <text:p text:style-name="P26"><text:a xlink:href="#_Toc68852167" office:target-frame-name="_top" xlink:show="replace"><text:span text:style-name="Collegamentoipertestuale">Lista CVs Implementate (CV Base)</text:span><text:tab/>8</text:a></text:p>
          <text:p text:style-name="P27"><text:a xlink:href="#_Toc68852168" office:target-frame-name="_top" xlink:show="replace"><text:span text:style-name="Collegamentoipertestuale">Lista CVs Implementate (Mappatura AUX)</text:span><text:tab/>10</text:a></text:p>
          <text:p text:style-name="P28"><text:a xlink:href="#_Toc68852169" office:target-frame-name="_top" xlink:show="replace"><text:span text:style-name="Collegamentoipertestuale">Reset CVs</text:span><text:tab/>12</text:a></text:p>
          <text:p text:style-name="P29"><text:a xlink:href="#_Toc68852170" office:target-frame-name="_top" xlink:show="replace"><text:span text:style-name="Collegamentoipertestuale">Piazzole Luci Rosse di Coda</text:span><text:tab/>12</text:a></text:p>
          <text:p text:style-name="P30"><text:a xlink:href="#_Toc68852171" office:target-frame-name="_top" xlink:show="replace"><text:span text:style-name="Collegamentoipertestuale">Porta di Programmazione ISP</text:span><text:tab/>12</text:a></text:p>
          <text:p text:style-name="P31"><text:a xlink:href="#_Toc68852172" office:target-frame-name="_top" xlink:show="replace"><text:span text:style-name="Collegamentoipertestuale">Prese</text:span><text:span text:style-name="Collegamentoipertestuale"><text:s/>di corrente</text:span><text:tab/>12</text:a></text:p>
          <text:p text:style-name="P32"><text:a xlink:href="#_Toc68852173" office:target-frame-name="_top" xlink:show="replace"><text:span text:style-name="Collegamentoipertestuale">Mappatura Predefinita</text:span><text:tab/>13</text:a></text:p>
          <text:p text:style-name="P33"><text:a xlink:href="#_Toc68852174" office:target-frame-name="_top" xlink:show="replace"><text:span text:style-name="Collegamentoipertestuale">Aggiornamento del FirmWare</text:span><text:tab/>14</text:a></text:p>
        </text:index-body>
      </text:table-of-content>
      <text:p text:style-name="Normale"><text:bookmark-start text:name="_Toc54623905"/></text:p>
      <text:p text:style-name="P34"/>
      <text:p text:style-name="Normale"/>
      <text:p text:style-name="Normale"/>
      <text:h text:style-name="Titolo1" text:outline-level="1"><text:bookmark-start text:name="_Toc65942512"/><text:bookmark-start text:name="_Toc66190848"/><text:bookmark-start text:name="_Toc66190937"/><text:bookmark-start text:name="_Toc66191180"/><text:bookmark-start text:name="_Toc68852149"/><text:soft-page-break/>Caratteristiche<text:bookmark-end text:name="_Toc54623905"/><text:span text:style-name="T35"><text:s/>Della Scheda</text:span><text:bookmark-end text:name="_Toc65942512"/><text:bookmark-end text:name="_Toc66190848"/><text:bookmark-end text:name="_Toc66190937"/><text:bookmark-end text:name="_Toc66191180"/><text:bookmark-end text:name="_Toc68852149"/></text:h>
      <text:list text:style-name="LFO2" text:continue-numbering="true">
        <text:list-item>
          <text:p text:style-name="P36">Alimentazione in Corrente<text:s/><text:span text:style-name="T37">Continua</text:span><text:s/>mediante Ponte di Graetz con diodi Schottky</text:p>
        </text:list-item>
        <text:list-item>
          <text:p text:style-name="P38">Regolatore di tensione<text:s/><text:span text:style-name="T39">Step Down Buck MCP16331</text:span><text:s/>per fornire 5v al circuito</text:p>
        </text:list-item>
        <text:list-item>
          <text:p text:style-name="P40">Sistema<text:s/><text:span text:style-name="T41">PowerPack</text:span><text:s/>incorporato con sistema di ricarica lenta formato da 4x 100uF condensatori al Tantalio, con sistema di<text:s/><text:span text:style-name="T42">Protezione da Sovratensioni</text:span><text:s/>per impiego con tensioni fino a 50v.</text:p>
        </text:list-item>
        <text:list-item>
          <text:p text:style-name="P43">Capacità di operare con le seguenti alimentazioni dal binario:<text:s/><text:span text:style-name="T44">Corrente Continua Analogica</text:span><text:s/>(<text:span text:style-name="T45">luci accese da 7v</text:span>),<text:s/><text:span text:style-name="T46">Corrente Continua PWM</text:span>,<text:s/><text:span text:style-name="T47">Corrente Alternata Analogica</text:span>,<text:s/><text:span text:style-name="T48">Sistemi digitali</text:span></text:p>
        </text:list-item>
        <text:list-item>
          <text:p text:style-name="P49">Microchip<text:s/><text:span text:style-name="T50">AtMega128A</text:span><text:s/>per le operazioni digitali</text:p>
        </text:list-item>
        <text:list-item>
          <text:p text:style-name="P51"><text:span text:style-name="T52">Optoisolatore</text:span><text:s/>per la lettura dei segnali Digitali</text:p>
        </text:list-item>
        <text:list-item>
          <text:p text:style-name="P53">Gestione dell’<text:span text:style-name="T54">ACK</text:span><text:s/>su binario di programmazione</text:p>
        </text:list-item>
        <text:list-item>
          <text:p text:style-name="P55">Porta di<text:s/><text:span text:style-name="T56">programmazione ISP</text:span><text:s/>mediante connettore JST SH6<text:s/><text:span text:style-name="T57">unidirezionale</text:span>, tale porta permette anche la connessione di un programmatore esterno mediante bus I2C</text:p>
        </text:list-item>
        <text:list-item>
          <text:p text:style-name="P58"><text:span text:style-name="T59">Tutti le zone<text:s/></text:span>(cucina, corridoio, vestiboli e tavoli) illuminate in maniera indipendente</text:p>
        </text:list-item>
        <text:list-item>
          <text:p text:style-name="P60">Pads per luci rosse di coda</text:p>
        </text:list-item>
      </text:list>
      <text:list text:style-name="LFO3" text:continue-numbering="true">
        <text:list-item>
          <text:p text:style-name="P61"><text:span text:style-name="T62">Interfaccia PLUX22<text:s/></text:span><text:span text:style-name="T63">per poter ospitare un Decoder Commerciale: collegamento SUSI e altoparlante.</text:span></text:p>
        </text:list-item>
        <text:list-item>
          <text:p text:style-name="P64"><text:span text:style-name="T65">Porta SUSI:</text:span><text:span text:style-name="T66"><text:s/>Comandata dal decoder Esterno</text:span></text:p>
        </text:list-item>
        <text:list-item>
          <text:p text:style-name="P67"><text:span text:style-name="T68">Spazio per<text:s/></text:span><text:span text:style-name="T69">Alto</text:span><text:span text:style-name="T70">parlante da 20mm</text:span></text:p>
        </text:list-item>
        <text:list-item>
          <text:p text:style-name="P71"><text:span text:style-name="T72">MINIMUM CLEARANCE: 6mil</text:span></text:p>
        </text:list-item>
      </text:list>
      <text:p text:style-name="P73">Ultima Revisione Hardware Testata:<text:tab/>2.03</text:p>
      <text:p text:style-name="P74">Ultima Revisione Firmware:<text:s/>9</text:p>
      <text:p text:style-name="Normale"><text:bookmark-start text:name="_Toc54623906"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<text:bookmark-start text:name="_Toc65942513"/></text:p>
      <text:p text:style-name="Normale"/>
      <text:p text:style-name="Normale"/>
      <text:h text:style-name="Titolo1" text:outline-level="1"><text:bookmark-start text:name="_Toc66190849"/><text:bookmark-start text:name="_Toc66190938"/><text:bookmark-start text:name="_Toc66191181"/><text:bookmark-start text:name="_Toc68852150"/><text:soft-page-break/><text:span text:style-name="T75">Montaggio della scheda nella carrozza</text:span><text:bookmark-end text:name="_Toc54623906"/><text:bookmark-end text:name="_Toc65942513"/><text:bookmark-end text:name="_Toc66190849"/><text:bookmark-end text:name="_Toc66190938"/><text:bookmark-end text:name="_Toc66191181"/><text:bookmark-end text:name="_Toc68852150"/></text:h>
      <text:p text:style-name="P76">[ In Costruzione ]<text:line-break/></text:p>
      <text:h text:style-name="Titolo1" text:outline-level="1"><text:bookmark-start text:name="_Toc65942514"/><text:bookmark-start text:name="_Toc66190850"/><text:bookmark-start text:name="_Toc66190939"/><text:bookmark-start text:name="_Toc66191182"/><text:bookmark-start text:name="_Toc68852151"/>Protezione Sovratensioni<text:bookmark-end text:name="_Toc65942514"/><text:bookmark-end text:name="_Toc66190850"/><text:bookmark-end text:name="_Toc66190939"/><text:bookmark-end text:name="_Toc66191182"/><text:bookmark-end text:name="_Toc68852151"/></text:h>
      <text:p text:style-name="Normale">La scheda è progettata per ricevere in<text:s/>ingresso tensioni fino a<text:s/><text:span text:style-name="T77">50 volt<text:s/></text:span>grazie al chip StepDown MCP16331; questo la rende adatta ad impieghi su tutti i sistemi di alimentazione: CC, AC, Digitale.</text:p>
      <text:p text:style-name="Normale">Le normative RCN e NMRA prevedono che i decoder digitali possano ricevere tensioni fino a 27v, per<text:s/>questo motivo i condensatori powerpack (da 25v) sono protetti con un chip LTC4367 impostato per isolarli dall’alimentazione quando quest’ultima supera i 23,7v.</text:p>
      <text:p text:style-name="Normale">Tuttavia, tale chip è bypassabile tramite il jumper<text:s/><text:span text:style-name="T78">J1</text:span>, che collega il circuito di carica lenta<text:s/>direttamente alla linea U+.</text:p>
      <text:p text:style-name="Normale">Questa scelta permette di risparmiare sui componenti rendendo la scheda compatibile con tensioni<text:s/><text:span text:style-name="T79">massime di 25v</text:span>, le tensioni digitali DCC di solito sono sui 16/18v.<text:s/></text:p>
      <text:p text:style-name="Normale"><text:span text:style-name="T80">Perta</text:span><text:span text:style-name="T81">nto la scheda risulta incompatibile con i sistemi AC anal</text:span><text:span text:style-name="T82">ogici.</text:span></text:p>
      <text:p text:style-name="Normale"/>
      <text:h text:style-name="Titolo1" text:outline-level="1"><text:bookmark-start text:name="_Toc65942515"/><text:bookmark-start text:name="_Toc66190851"/><text:bookmark-start text:name="_Toc66190940"/><text:bookmark-start text:name="_Toc66191183"/><text:bookmark-start text:name="_Toc68852152"/>Impiego in Analogico<text:bookmark-end text:name="_Toc65942515"/><text:bookmark-end text:name="_Toc66190851"/><text:bookmark-end text:name="_Toc66190940"/><text:bookmark-end text:name="_Toc66191183"/><text:bookmark-end text:name="_Toc68852152"/></text:h>
      <text:p text:style-name="Normale">La scheda<text:s/><text:span text:style-name="T83">può essere impiegata</text:span><text:s/>sui sistemi tradizionali analogici, tuttavia il suo utilizzo sarà molto limitato.</text:p>
      <text:p text:style-name="Normale">La scheda è in grado di gestire le seguenti tensioni:<text:s/></text:p>
      <text:list text:style-name="LFO4" text:continue-numbering="true">
        <text:list-item>
          <text:p text:style-name="P84"><text:bookmark-start text:name="_Hlk66190579"/><text:span text:style-name="T85">Corrente Continua Analogica</text:span><text:s/>(<text:span text:style-name="T86">fino a 50v</text:span>) [Se<text:s/>presente la protezione dei Condensatori]</text:p>
        </text:list-item>
        <text:list-item>
          <text:p text:style-name="P87"><text:span text:style-name="T88">Tensione PWM</text:span><text:s/>(<text:span text:style-name="T89">fino a 50v</text:span>) [Se presente la protezione dei Condensatori]</text:p>
        </text:list-item>
        <text:list-item>
          <text:p text:style-name="P90"><text:span text:style-name="T91">Corrente Alternata Analogica</text:span><text:s/>(<text:span text:style-name="T92">fino a 50v</text:span>) [<text:span text:style-name="T93">SOLO con</text:span><text:s/>la protezione dei Condensatori]</text:p>
        </text:list-item>
      </text:list>
      <text:p text:style-name="Normale"><text:bookmark-end text:name="_Hlk66190579"/>Può essere impiegata anche con apparati Maerklin<text:s/><text:span text:style-name="T94">analogici c</text:span><text:span text:style-name="T95">on impulso di inversione</text:span><text:s/>a 28v<text:s/><text:bookmark-start text:name="_Hlk66190597"/>(Se presente la protezione dei condensatori).<text:bookmark-end text:name="_Hlk66190597"/></text:p>
      <text:p text:style-name="Normale"><text:span text:style-name="T96">ATTENZIONE</text:span>: la scheda, per poter funzionare, ha bisogno di una<text:s/><text:span text:style-name="T97">tensione minima</text:span><text:s/>di circa 7v CC, in AC è di 5v AC. Non sono presenti limiti per il funzionamento nei sistemi PWM.</text:p>
      <text:p text:style-name="Normale">Maggiori dettagli sul funzionamento della scheda in modalità analogica sotto il paragrafo:<text:s/><text:span text:style-name="T98">Modalità Analogica.</text:span></text:p>
      <text:p text:style-name="Normale"/>
      <text:h text:style-name="Titolo1" text:outline-level="1"><text:bookmark-start text:name="_Toc65942516"/><text:bookmark-start text:name="_Toc66190852"/><text:bookmark-start text:name="_Toc66190941"/><text:bookmark-start text:name="_Toc66191184"/><text:bookmark-start text:name="_Toc68852153"/>Impiego in Digitale<text:bookmark-end text:name="_Toc65942516"/><text:bookmark-end text:name="_Toc66190852"/><text:bookmark-end text:name="_Toc66190941"/><text:bookmark-end text:name="_Toc66191184"/><text:bookmark-end text:name="_Toc68852153"/></text:h>
      <text:p text:style-name="Normale">La scheda può venir impiegata in ambiente digitale sotto i seguenti protocolli:</text:p>
      <text:list text:style-name="LFO5" text:continue-numbering="true">
        <text:list-item>
          <text:p text:style-name="P99">NMRA DCC</text:p>
        </text:list-item>
        <text:list-item>
          <text:p text:style-name="P100">Maerklin Motorola</text:p>
        </text:list-item>
      </text:list>
      <text:p text:style-name="Normale"><text:bookmark-start text:name="_Hlk66190651"/>Per essere<text:s/>conforme alle direttive europee la protezione dei condensatori<text:s/><text:span text:style-name="T101">deve essere presente</text:span>.<text:bookmark-end text:name="_Hlk66190651"/></text:p>
      <text:p text:style-name="Normale">La lettura del segnale digitale è effettuata da un Optoisolatore che isola il microcontrollore dalla tensione del binario.</text:p>
      <text:soft-page-break/>
      <text:p text:style-name="Normale">La programmazione delle CVs avviene<text:s/><text:span text:style-name="T102">solamente tr</text:span><text:span text:style-name="T103">amite binario di programmazione</text:span>.</text:p>
      <text:p text:style-name="P104">Non è presente il sistema RailCom per la programmazione sul binario principale.</text:p>
      <text:p text:style-name="P105"/>
      <text:h text:style-name="Titolo1" text:outline-level="1"><text:bookmark-start text:name="_Toc65942517"/><text:bookmark-start text:name="_Toc66190853"/><text:bookmark-start text:name="_Toc66190942"/><text:bookmark-start text:name="_Toc66191185"/><text:bookmark-start text:name="_Toc68852154"/>Revisione FirmWare<text:bookmark-end text:name="_Toc65942517"/><text:bookmark-end text:name="_Toc66190853"/><text:bookmark-end text:name="_Toc66190942"/><text:bookmark-end text:name="_Toc66191185"/><text:bookmark-end text:name="_Toc68852154"/></text:h>
      <text:p text:style-name="Normale">E’ possibile conoscere la versione del firmware presente sulla scheda leggendo la CV7.</text:p>
      <text:p text:style-name="Normale">In ogni pagina (in basso a sinistra)<text:s/>del manuale è indicato a quale revisione del FirmWare si riferisce quel particolare manuale.</text:p>
      <text:h text:style-name="Titolo1" text:outline-level="1"/>
      <text:h text:style-name="Titolo1" text:outline-level="1"><text:bookmark-start text:name="_Toc65942518"/><text:bookmark-start text:name="_Toc66190854"/><text:bookmark-start text:name="_Toc66190943"/><text:bookmark-start text:name="_Toc66191186"/><text:bookmark-start text:name="_Toc68852155"/>Protocollo DCC<text:bookmark-end text:name="_Toc65942518"/><text:bookmark-end text:name="_Toc66190854"/><text:bookmark-end text:name="_Toc66190943"/><text:bookmark-end text:name="_Toc66191186"/><text:bookmark-end text:name="_Toc68852155"/></text:h>
      <text:p text:style-name="Normale">Per la gestione del protocollo DCC il firmware usa una libreria dedicata:</text:p>
      <text:p text:style-name="Normale">(<text:a xlink:href="https://github.com/mrrwa/NmraDcc" office:target-frame-name="_top" xlink:show="replace"><text:span text:style-name="Collegamentoipertestuale">https://github.com/mr</text:span><text:span text:style-name="Collegamentoipertestuale">rwa/NmraDcc</text:span></text:a>).</text:p>
      <text:p text:style-name="Normale">Sotto tale protocollo la scheda è in grado di ricevere comandi fa F0 fino a F28, può gestire gli step di velocità: 14 oppure 28/128 in base alla configurazione della CV29.</text:p>
      <text:p text:style-name="Normale">E’ possibile usare l’indirizzo corto oppure il lungo in base alla<text:s/>configurazione della CV29.</text:p>
      <text:p text:style-name="Normale"/>
      <text:h text:style-name="Titolo1" text:outline-level="1"><text:bookmark-start text:name="_Toc65942519"/><text:bookmark-start text:name="_Toc66190855"/><text:bookmark-start text:name="_Toc66190944"/><text:bookmark-start text:name="_Toc66191187"/><text:bookmark-start text:name="_Toc68852156"/>Protocollo Motorola<text:bookmark-end text:name="_Toc65942519"/><text:bookmark-end text:name="_Toc66190855"/><text:bookmark-end text:name="_Toc66190944"/><text:bookmark-end text:name="_Toc66191187"/><text:bookmark-end text:name="_Toc68852156"/></text:h>
      <text:p text:style-name="Normale">Per la gestione del protocollo Motorola il firmware usa una libreria dedicata:</text:p>
      <text:p text:style-name="Normale">(<text:a xlink:href="https://github.com/Laserlicht/MaerklinMotorola" office:target-frame-name="_top" xlink:show="replace"><text:span text:style-name="Collegamentoipertestuale">https://github.com/Laserlicht/MaerklinMotorola</text:span></text:a>).</text:p>
      <text:p text:style-name="Normale">Sotto tale protocollo la scheda è in grado di ricevere comandi fa F0 fino a F16.</text:p>
      <text:p text:style-name="Normale"><text:span text:style-name="T106">Attenzione!<text:s/></text:span>Per gestire fino alla F16 sono<text:s/><text:span text:style-name="T107">necessari 4 indirizzi</text:span>!<text:s/><text:line-break/>Indirizzo della scheda + 3: l’indirizzo della scheda gestisce da F0 a F4, poi ogni indirizzo successivo gestisce il gruppo<text:s/>di 4 funzioni successive (indirizzo 2 F5 - F8, indirizzo 3 F9 – F12, indirizzo 4 F13 - F16).</text:p>
      <text:p text:style-name="Normale">Tale comportamento può essere<text:s/><text:span text:style-name="T108">modificato tramite la CV48</text:span>, sempre tramite la CV48 può essere disattivata la gestione del protocollo Motorola</text:p>
      <text:p text:style-name="Normale"/>
      <text:h text:style-name="Titolo1" text:outline-level="1"><text:bookmark-start text:name="_Toc65942520"/><text:bookmark-start text:name="_Toc66190856"/><text:bookmark-start text:name="_Toc66190945"/><text:bookmark-start text:name="_Toc66191188"/><text:bookmark-start text:name="_Toc68852157"/>Modalità Analogica<text:bookmark-end text:name="_Toc65942520"/><text:bookmark-end text:name="_Toc66190856"/><text:bookmark-end text:name="_Toc66190945"/><text:bookmark-end text:name="_Toc66191188"/><text:bookmark-end text:name="_Toc68852157"/></text:h>
      <text:p text:style-name="Normale">Sotto tale modalità la scheda attiva delle Funzioni impostate mediante CVs.<text:s/></text:p>
      <text:p text:style-name="Normale">La modalità analogica può essere attivata/disabilitata mediante CV29.</text:p>
      <text:p text:style-name="Normale"/>
      <text:h text:style-name="Titolo1" text:outline-level="1"><text:bookmark-start text:name="_Toc65942521"/><text:bookmark-start text:name="_Toc66190857"/><text:bookmark-start text:name="_Toc66190946"/><text:bookmark-start text:name="_Toc66191189"/><text:bookmark-start text:name="_Toc68852158"/>Interfaccia SUSI<text:bookmark-end text:name="_Toc65942521"/><text:bookmark-end text:name="_Toc66190857"/><text:bookmark-end text:name="_Toc66190946"/><text:bookmark-end text:name="_Toc66191189"/><text:bookmark-end text:name="_Toc68852158"/><text:s/></text:h>
      <text:p text:style-name="Normale">La scheda è provvista di supporto all’interfaccia SUSI (RCN600) per poter essere<text:s/>impiegata con Decoder PluX.</text:p>
      <text:soft-page-break/>
      <text:p text:style-name="Normale">Tale accoppiata risulta necessaria se è indispensabile l’utilizzo di protocolli<text:s/><text:span text:style-name="T109">proprietari<text:s/></text:span>(per es. MFX/M4, RailCom Plus).</text:p>
      <text:p text:style-name="Normale">Quando è presente un decoder PluX, la scheda rileva la sua presenza e si imposterà come Slave SUSI con indirizzo salvato nella CV897 (default = 1).</text:p>
      <text:p text:style-name="Normale"><text:span text:style-name="T110">NOTA BENE</text:span>: Quando presente un<text:s/><text:span text:style-name="T111">decoder esterno</text:span>, il<text:s/><text:span text:style-name="T112">decoder interno viene DISATTIVATO</text:span>.</text:p>
      <text:p text:style-name="Normale"/>
      <text:h text:style-name="Titolo1" text:outline-level="1"><text:bookmark-start text:name="_Toc65942522"/><text:bookmark-start text:name="_Toc66190858"/><text:bookmark-start text:name="_Toc66190947"/><text:bookmark-start text:name="_Toc66191190"/><text:bookmark-start text:name="_Toc68852159"/>Multiprotocollo<text:bookmark-end text:name="_Toc65942522"/><text:bookmark-end text:name="_Toc66190858"/><text:bookmark-end text:name="_Toc66190947"/><text:bookmark-end text:name="_Toc66191190"/><text:bookmark-end text:name="_Toc68852159"/></text:h>
      <text:p text:style-name="Normale">La scheda è<text:s/><text:span text:style-name="T113">multiprotocollo</text:span><text:s/>con cambio automatico da DCC a MM.</text:p>
      <text:p text:style-name="Normale">L’ordine di priorità è il seguente:</text:p>
      <text:list text:style-name="LFO6" text:continue-numbering="true">
        <text:list-item>
          <text:p text:style-name="P114">DCC</text:p>
        </text:list-item>
        <text:list-item>
          <text:p text:style-name="P115">Motorola (se attivo dalla CV48)</text:p>
        </text:list-item>
        <text:list-item>
          <text:p text:style-name="P116">Analogico (se attivo dalla CV29)</text:p>
        </text:list-item>
      </text:list>
      <text:p text:style-name="Normale">La modalità analogica può essere disattivata dalla CV29.<text:line-break/>Il multiprotocollo può essere “spento” disattivando la gestione del Motorola: la scheda diverrà un decoder solo DCC.</text:p>
      <text:p text:style-name="P117"/>
      <text:h text:style-name="Titolo1" text:outline-level="1"><text:bookmark-start text:name="_Toc65942523"/><text:bookmark-start text:name="_Toc66190859"/><text:bookmark-start text:name="_Toc66190948"/><text:bookmark-start text:name="_Toc66191191"/><text:bookmark-start text:name="_Toc68852160"/>Indirizzi<text:bookmark-end text:name="_Toc65942523"/><text:bookmark-end text:name="_Toc66190859"/><text:bookmark-end text:name="_Toc66190948"/><text:bookmark-end text:name="_Toc66191191"/><text:bookmark-end text:name="_Toc68852160"/></text:h>
      <text:p text:style-name="Normale">Sono<text:s/>disponibili i seguenti indirizzi</text:p>
      <text:list text:style-name="LFO7" text:continue-numbering="true">
        <text:list-item>
          <text:p text:style-name="P118">Corto (sia DCC che Motorola 0 – 80,<text:s/><text:span text:style-name="T119">solo DCC<text:s/></text:span>81 - 127)</text:p>
        </text:list-item>
        <text:list-item>
          <text:p text:style-name="P120">Lungo (<text:span text:style-name="T121">Solo DCC</text:span><text:s/>128 - 9999)<text:s/></text:p>
        </text:list-item>
      </text:list>
      <text:p text:style-name="Normale">Per modificare l’indirizzo corto è sufficiente inserire il valore richiesto nella CV1.</text:p>
      <text:p text:style-name="Normale"><text:span text:style-name="T122">Attenzione</text:span>: Inserire nella CV1 un valore maggiore di<text:s/><text:span text:style-name="T123">80</text:span>, renderà la scheda<text:s/><text:span text:style-name="T124">NON compatibile</text:span><text:s/>con il protocollo<text:s/><text:span text:style-name="T125">Motorola</text:span>.</text:p>
      <text:p text:style-name="Normale">Per l’indirizzo Lungo è necessaria l’abilitazione del suddetto tramite CV29 (vedere<text:s/><text:span text:style-name="T126">Lista CVs Implementate<text:s/></text:span>alla CV29) e poi la modifica di tale indirizzo è eseguita agendo sulle CV17 e 18 come da normativa NMRA (calcolatrice automatica indirizzo lungo:<text:s/><text:a xlink:href="http://www.dccworld.it/index.php?page=dccpratico/programmazione/formIndirizziLunghi.php" office:target-frame-name="_top" xlink:show="replace"><text:span text:style-name="Collegamentoipertestuale">http://www.dccworld.it/index.php?page=dccpratico/programmazione/formIndirizziLunghi.php</text:span></text:a><text:s/>)</text:p>
      <text:p text:style-name="Normale">La CV48 abilita la gestione del Motorola e indica quanti indirizzi usare per tale protocollo (vedere<text:s/><text:span text:style-name="T127">Lista CVs Implementate<text:s/></text:span>alla CV48)</text:p>
      <text:h text:style-name="Titolo1" text:outline-level="1"/>
      <text:h text:style-name="Titolo1" text:outline-level="1"><text:bookmark-start text:name="_Toc65942524"/><text:bookmark-start text:name="_Toc66190860"/><text:bookmark-start text:name="_Toc66190949"/><text:bookmark-start text:name="_Toc66191192"/><text:bookmark-start text:name="_Toc68852161"/>Indirizzo Consist<text:bookmark-end text:name="_Toc65942524"/><text:bookmark-end text:name="_Toc66190860"/><text:bookmark-end text:name="_Toc66190949"/><text:bookmark-end text:name="_Toc66191192"/><text:bookmark-end text:name="_Toc68852161"/></text:h>
      <text:p text:style-name="Normale">Dalla versione 3 del Firmware (per conoscere la versione del FirmWare sulla scheda leggere la CV7)<text:s/>è presente l’indirizzo Consist: CV19.</text:p>
      <text:p text:style-name="Normale">Tramite le CV21 e CV22 è possibile decidere quali Funzioni sono comandate da tale indirizzo.</text:p>
      <text:p text:style-name="Normale"><text:span text:style-name="T128">ATTENZIONE:<text:s/></text:span>Le funzioni associate all’indirizzo Consist<text:s/><text:span text:style-name="T129">risponderanno solamente a tale indirizzo.</text:span></text:p>
      <text:p text:style-name="Normale"/>
      <text:h text:style-name="Titolo1" text:outline-level="1"><text:bookmark-start text:name="_Toc65942525"/><text:bookmark-start text:name="_Toc66190861"/><text:bookmark-start text:name="_Toc66190950"/><text:bookmark-start text:name="_Toc66191193"/><text:bookmark-start text:name="_Toc68852162"/>Direzione<text:bookmark-end text:name="_Toc65942525"/><text:bookmark-end text:name="_Toc66190861"/><text:bookmark-end text:name="_Toc66190950"/><text:bookmark-end text:name="_Toc66191193"/><text:bookmark-end text:name="_Toc68852162"/></text:h>
      <text:p text:style-name="Normale">La<text:s/>modifica del Bit0 nella CV29 invertirà la direzione, tale modifica avrà effetto solo sulle Funzioni<text:s/><text:span text:style-name="T130">dipendenti dalla direzione.</text:span></text:p>
      <text:p text:style-name="Normale">Es. Aux1 collegata alla<text:s/><text:span text:style-name="T131">F0f</text:span>, Aux2 collegata alla<text:s/><text:span text:style-name="T132">F0r</text:span>.</text:p>
      <text:list text:style-name="LFO7" text:continue-numbering="true">
        <text:list-item>
          <text:p text:style-name="P133">CV29 Bit0 = 0 (direzione “Normale”) -&gt; F0 attiva, direzione Forward: accesa la Aux1</text:p>
        </text:list-item>
        <text:list-item>
          <text:p text:style-name="P134">CV29 Bit0 = 1 (direzione “Invertita”) -&gt; <text:s/>F0 attiva, direzione Forward (per la scheda la direzione è “Reverse”): accesa la Aux2</text:p>
        </text:list-item>
      </text:list>
      <text:p text:style-name="Normale"/>
      <text:h text:style-name="Titolo1" text:outline-level="1"><text:bookmark-start text:name="_Toc65942526"/><text:bookmark-start text:name="_Toc66190862"/><text:bookmark-start text:name="_Toc66190951"/><text:bookmark-start text:name="_Toc66191194"/><text:bookmark-start text:name="_Toc68852163"/>Programmazione CVs<text:s/><text:span text:style-name="T135">mediante DCC</text:span><text:bookmark-end text:name="_Toc65942526"/><text:bookmark-end text:name="_Toc66190862"/><text:bookmark-end text:name="_Toc66190951"/><text:bookmark-end text:name="_Toc66191194"/><text:bookmark-end text:name="_Toc68852163"/></text:h>
      <text:p text:style-name="Normale">La programmazione delle CVs avviene su binario di programmazione come un qualsiasi decoder commerciale.</text:p>
      <text:p text:style-name="Normale"><text:span text:style-name="T136">NOTA BENE</text:span>: per la programmazione delle CV della scheda è necessario che le<text:s/><text:span text:style-name="T137">CV15 e 16 siano uguali</text:span>. Maggiori dettagli sotto la<text:s/><text:span text:style-name="T138">Lista CVs Implementate</text:span>.<text:span text:style-name="T139"><text:s/></text:span></text:p>
      <text:p text:style-name="P140">E’ stata implementata la gestione di più decoder sul binario di programmazione tramite<text:s/>specifiche NMRA CV15 e CV16.</text:p>
      <text:p text:style-name="Normale"><text:span text:style-name="T141">La CV16 identifica il Decoder (es. 0 per decoder Motore, 1 per decoder suoni, etc), la scheda ha<text:s/></text:span><text:span text:style-name="T142">valore 1</text:span><text:span text:style-name="T143">.</text:span></text:p>
      <text:p text:style-name="P144">La CV15 indica su quale decoder si vuole eseguire l’operazione, se CV15 e 16 combaciano il decoder risponde alla lettura/scrittura delle CV, in caso contrario ignora il comando.</text:p>
      <text:p text:style-name="Normale"><text:span text:style-name="T145">Per programmare la scheda la CV15 deve avere valore 1</text:span><text:span text:style-name="T146"><text:s/>(default 1).</text:span></text:p>
      <text:p text:style-name="P147"/>
      <text:h text:style-name="Titolo1" text:outline-level="1"><text:bookmark-start text:name="_Toc65942527"/><text:bookmark-start text:name="_Toc66190863"/><text:bookmark-start text:name="_Toc66190952"/><text:bookmark-start text:name="_Toc66191195"/><text:bookmark-start text:name="_Toc68852164"/>Programmazione CVs<text:s/><text:span text:style-name="T148">mediante SUSI</text:span><text:bookmark-end text:name="_Toc65942527"/><text:bookmark-end text:name="_Toc66190863"/><text:bookmark-end text:name="_Toc66190952"/><text:bookmark-end text:name="_Toc66191195"/><text:bookmark-end text:name="_Toc68852164"/></text:h>
      <text:p text:style-name="Normale">Quando un decoder esterno è collegato, il decoder spento viene disattivato per evitare<text:s/>interferenze.</text:p>
      <text:p text:style-name="Normale">La programmazione delle CVs rimane possibile sfruttando l’interfaccia SUSI e le annesse CVs.</text:p>
      <text:p text:style-name="Normale">Per programmare le CVs mediante SUSI è necessario eseguire alcuni passi in più:</text:p>
      <text:list text:style-name="LFO8" text:continue-numbering="true">
        <text:list-item>
          <text:p text:style-name="P149">Scrivere la CV 902 impostando il range di CV su cui si vuole agire</text:p>
          <text:list text:continue-numbering="true">
            <text:list-item>
              <text:p text:style-name="P150">CV<text:s/>da 0 a 255 -&gt; CV 902 = 0</text:p>
            </text:list-item>
            <text:list-item>
              <text:p text:style-name="P151">CV da 256 a 511 -&gt; CV 903 = 1</text:p>
            </text:list-item>
          </text:list>
        </text:list-item>
        <text:list-item>
          <text:p text:style-name="P152">Scrivere nella CV 903 la differenza, rispetto al range impostato nella CV 902, della CV su cui si vuole agire</text:p>
          <text:list text:continue-numbering="true">
            <text:list-item>
              <text:p text:style-name="P153">Esempio, Si vuole agire sulla CV 300:</text:p>
            </text:list-item>
            <text:list-item>
              <text:p text:style-name="P154">CV 902 = 0</text:p>
            </text:list-item>
            <text:list-item>
              <text:p text:style-name="P155">CV 903 = (300 – 255) = 45</text:p>
            </text:list-item>
          </text:list>
        </text:list-item>
        <text:list-item>
          <text:p text:style-name="P156">Scrivere/leggere la CV904 per modificare il valore della CV richiesta</text:p>
        </text:list-item>
      </text:list>
      <text:soft-page-break/>
      <text:p text:style-name="Normale">Al termine delle operazioni,<text:s/><text:span text:style-name="T157">riportare la CV 902 e 903 a ‘0’</text:span>.</text:p>
      <text:p text:style-name="Normale"/>
      <text:h text:style-name="Titolo1" text:outline-level="1"><text:bookmark-start text:name="_Toc65942528"/><text:bookmark-start text:name="_Toc66190864"/><text:bookmark-start text:name="_Toc66190953"/><text:bookmark-start text:name="_Toc66191196"/><text:bookmark-start text:name="_Toc68852165"/>Personalizzazione AUX<text:bookmark-end text:name="_Toc65942528"/><text:bookmark-end text:name="_Toc66190864"/><text:bookmark-end text:name="_Toc66190953"/><text:bookmark-end text:name="_Toc66191196"/><text:bookmark-end text:name="_Toc68852165"/></text:h>
      <text:p text:style-name="Normale">Il comportamento delle AUX viene specificato tramite 4 CV:</text:p>
      <text:list text:style-name="LFO9" text:continue-numbering="true">
        <text:list-item>
          <text:p text:style-name="P158">CV Funzione: (accetta valori da<text:s/><text:span text:style-name="T159">0 a 28, 25</text:span><text:span text:style-name="T160">5 per NON USARE LA AUX)</text:span><text:s/>indica con quale Funzione (da F0 a F28) si vuole comandare quella AUX</text:p>
        </text:list-item>
        <text:list-item>
          <text:p text:style-name="P161">CV Direzione: (accetta i seguenti valori:<text:s/><text:span text:style-name="T162">0, 128 o 129</text:span>) indica quale comportamento deve avere la AUX rispetto al variare della direzione</text:p>
          <text:list text:continue-numbering="true">
            <text:list-item>
              <text:p text:style-name="P163">“0”: comportamento indipendente dalla direzione</text:p>
            </text:list-item>
            <text:list-item>
              <text:p text:style-name="P164">“128”: AUX attiva nella direzione “Reverse”</text:p>
            </text:list-item>
            <text:list-item>
              <text:p text:style-name="P165">“129”: AUX attiva solo nella direzione “Forward”</text:p>
            </text:list-item>
          </text:list>
        </text:list-item>
        <text:list-item>
          <text:p text:style-name="P166">CV PWM: (accetta v<text:span text:style-name="T167">alori da 0 a 255)</text:span><text:s/>Regola<text:s/><text:span text:style-name="T168">l’intensità luminosa</text:span><text:s/>della AUX</text:p>
        </text:list-item>
        <text:list-item>
          <text:p text:style-name="P169">CV Effetto: NON ANCORA IMPLEMENTATA</text:p>
        </text:list-item>
      </text:list>
      <text:p text:style-name="Normale"><text:span text:style-name="T170">NOTA BENE</text:span>:<text:s/><text:span text:style-name="T171">Non è possibile col</text:span><text:span text:style-name="T172">legare una AUX a più funzioni</text:span>,<text:s/><text:span text:style-name="T173">ma è possibile collegare più AUX alla stessa funzione</text:span>.</text:p>
      <text:p text:style-name="Normale"/>
      <text:p text:style-name="Normale">Per modificare le CV di configurazione è necessario seguire la seguente procedura:</text:p>
      <text:list text:style-name="LFO10" text:continue-numbering="true">
        <text:list-item>
          <text:p text:style-name="P174">Identificare l’AUX che si vuole modificare (sotto il paragrafo “<text:span text:style-name="T175">Lista CVs Implementate</text:span><text:span text:style-name="T176"><text:s/>(Mappatura AUX)</text:span>” è presente l’elenco di tutte le AUX disponibili)</text:p>
        </text:list-item>
        <text:list-item>
          <text:p text:style-name="P177">Scegliere su quale aspetto (Funzione, Direzione, PWM, Effetto) della AUX si vuole effettuare una modifica.</text:p>
        </text:list-item>
        <text:list-item>
          <text:p text:style-name="P178">Dall’elenco delle AUX (disponibile sotto: “<text:span text:style-name="T179">Lista CVs Implementate<text:s/></text:span><text:span text:style-name="T180">(Mappatura AUX)</text:span>”) determinare il numero della CV sul quale agire.<text:line-break/>Esempio: Modificare il PWM della AUX1:</text:p>
          <text:list text:continue-numbering="true">
            <text:list-item>
              <text:p text:style-name="P181">Trovare nell’elenco le CV della AUX1: 112, 113, 114, 115</text:p>
            </text:list-item>
            <text:list-item>
              <text:p text:style-name="P182">Identificare la CV che controlla il PWM: 114</text:p>
            </text:list-item>
            <text:list-item>
              <text:p text:style-name="P183">Modificare il valore della CV114.</text:p>
            </text:list-item>
          </text:list>
        </text:list-item>
      </text:list>
      <text:p text:style-name="Normale"/>
      <text:h text:style-name="Titolo1" text:outline-level="1"><text:bookmark-start text:name="_Toc65942529"/><text:bookmark-start text:name="_Toc66190865"/><text:bookmark-start text:name="_Toc66190954"/><text:bookmark-start text:name="_Toc66191197"/><text:bookmark-start text:name="_Toc68852166"/>Funzioni Consist<text:bookmark-end text:name="_Toc65942529"/><text:bookmark-end text:name="_Toc66190865"/><text:bookmark-end text:name="_Toc66190954"/><text:bookmark-end text:name="_Toc66191197"/><text:bookmark-end text:name="_Toc68852166"/></text:h>
      <text:p text:style-name="Normale">Le funzioni mappate come Consist risponderanno solo all’indirizzo Consist.</text:p>
      <text:p text:style-name="Normale">Per impostare una Funzione come consist bisogna agire sulle CV21 e 22 (vedere paragrafo “Lista CVs Implementate” sotto le CV21 e 22).</text:p>
      <text:p text:style-name="Normale"/>
      <text:h text:style-name="Titolo1" text:outline-level="1"><text:bookmark-start text:name="_Toc65942530"/><text:bookmark-start text:name="_Toc66190866"/><text:bookmark-start text:name="_Toc66190955"/><text:bookmark-start text:name="_Toc66191198"/></text:h>
      <text:h text:style-name="Titolo1" text:outline-level="1"><text:bookmark-start text:name="_Toc68852167"/><text:soft-page-break/>Lista CVs Implementate (CV Base)<text:bookmark-end text:name="_Toc65942530"/><text:bookmark-end text:name="_Toc66190866"/><text:bookmark-end text:name="_Toc66190955"/><text:bookmark-end text:name="_Toc66191198"/><text:bookmark-end text:name="_Toc68852167"/></text:h>
      <text:p text:style-name="Normale">Di seguito la lista delle CV attualmente implementate e la loro spiegazione.</text:p>
      <text:list text:style-name="LFO11" text:continue-numbering="true">
        <text:list-item>
          <text:p text:style-name="P184"><text:span text:style-name="T185">1</text:span>:<text:tab/>indirizzo corto (da 0 a 127), è l’indirizzo usato per il protocollo DCC (se impostato l’indirizzo corto) e per il protocollo Motorola (per usare il protocollo Motorola è necessario un valore massimo di 80)<text:s/></text:p>
        </text:list-item>
        <text:list-item>
          <text:p text:style-name="P186"><text:span text:style-name="T187">7</text:span>: (Sola LETTURA) indica la versione del Firmware presente sulla scheda (da normativa NMRA)</text:p>
        </text:list-item>
        <text:list-item>
          <text:p text:style-name="P188"><text:span text:style-name="T189">8</text:span>: (SOLA LETTURA) indica l’id del costrutte: 13 (da normativa NMRA)</text:p>
        </text:list-item>
        <text:list-item>
          <text:p text:style-name="P190"><text:span text:style-name="T191">15</text:span>: LokDecoder1: Questa CV indica su quale decoder è eseguita l’operazione<text:s/>di Lettura/Scrittura CV (da normativa NMRA)</text:p>
        </text:list-item>
        <text:list-item>
          <text:p text:style-name="P192"><text:span text:style-name="T193">16</text:span>: LokDecoder2: Identifica il Decoder (default 1) (da normativa NMRA)</text:p>
        </text:list-item>
        <text:list-item>
          <text:p text:style-name="P194"><text:span text:style-name="T195">17</text:span>:<text:tab/>Parte più significativa indirizzo lungo (Solo DCC) (da normativa NMRA)</text:p>
        </text:list-item>
        <text:list-item>
          <text:p text:style-name="P196"><text:span text:style-name="T197">18</text:span>: Parte meno significativa indirizzo lungo (Solo DCC) (da<text:s/>normativa NMRA)</text:p>
        </text:list-item>
        <text:list-item>
          <text:p text:style-name="P198"><text:span text:style-name="T199">19</text:span>: Indirizzo Consist: 0 disabilitato; 1 -&gt; 127 abilitato. (il bit7 a 1 indica che per tale indirizzo è impostata la direzione invertita (da normativa NMRA)</text:p>
        </text:list-item>
        <text:list-item>
          <text:p text:style-name="P200"><text:span text:style-name="T201">21</text:span>: Gruppo F8 -&gt; F1 per indirizzo Consist (da normativa NMRA):</text:p>
          <text:list text:continue-numbering="true">
            <text:list-item>
              <text:p text:style-name="P202">Bit7:<text:tab/>0 = F8 comandata da indirizzo Normale<text:tab/><text:tab/>1 = F8 comandata da indirizzo Consist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203">Bit6:<text:s/><text:tab/>0 = F7 comandata da indirizzo Normale<text:tab/><text:tab/>1 = F7 comandata da indirizzo Consist</text:p>
            </text:list-item>
            <text:list-item>
              <text:p text:style-name="P204">Bit5:<text:tab/>0 = F6 comandata da indirizzo Normale<text:tab/><text:tab/>1 = F6 comandata da indirizzo Consist</text:p>
            </text:list-item>
            <text:list-item>
              <text:p text:style-name="P205">Bit4:<text:tab/>0 = F5<text:s/>comandata da indirizzo Normale<text:tab/><text:tab/>1 = F5 comandata da indirizzo Consist</text:p>
            </text:list-item>
            <text:list-item>
              <text:p text:style-name="P206">Bit3:<text:tab/>0 = F4 comandata da indirizzo Normale<text:tab/><text:tab/>1 = F4 comandata da indirizzo Consist</text:p>
            </text:list-item>
            <text:list-item>
              <text:p text:style-name="P207">Bit2:<text:tab/>0 = F3 comandata da indirizzo Normale<text:tab/><text:tab/>1 = F3 comandata da indirizzo Consist<text:s/></text:p>
            </text:list-item>
            <text:list-item>
              <text:p text:style-name="P208">Bit1:<text:tab/>0 = F2 comandata da indirizzo Normale<text:tab/><text:tab/>1 = F2 comandata da indirizzo Consist<text:s/></text:p>
            </text:list-item>
            <text:list-item>
              <text:p text:style-name="P209">Bit0:<text:tab/>0 = F1 comandata da indirizzo Normale<text:tab/><text:tab/>1 = F1 comandata da indirizzo Consist</text:p>
            </text:list-item>
          </text:list>
        </text:list-item>
      </text:list>
      <text:list text:style-name="LFO11" text:continue-numbering="true">
        <text:list-item>
          <text:p text:style-name="P210"><text:span text:style-name="T211">22</text:span>: Gruppo F15 -&gt; F9 + F0 per indirizzo Consist (da normativa NMRA):</text:p>
          <text:list text:continue-numbering="true">
            <text:list-item>
              <text:p text:style-name="P212">Bit7:<text:tab/>0 = F15 comandata da indirizzo Normale<text:tab/>1 = F15 comandata da indirizzo Consist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213">Bit6:<text:s/><text:tab/>0 = F14 comandata da indirizzo Normale<text:tab/>1 = F14 comandata da indirizzo Consist</text:p>
            </text:list-item>
            <text:list-item>
              <text:p text:style-name="P214">Bit5:<text:tab/>0 = F13 comandata da indirizzo Normale<text:tab/>1 = F13 comandata da indirizzo Consist</text:p>
            </text:list-item>
            <text:list-item>
              <text:p text:style-name="P215">Bit4:<text:tab/>0 = F12 comandata da indirizzo Normale<text:tab/>1 = F12 comandata da indirizzo Consist</text:p>
            </text:list-item>
            <text:list-item>
              <text:p text:style-name="P216">Bit3:<text:tab/>0 = F11 comandata da indirizzo Normale<text:tab/>1 = F11 comandata da indirizzo Consist</text:p>
            </text:list-item>
            <text:list-item>
              <text:p text:style-name="P217">Bit2:<text:tab/>0 = F10 comandata da indirizzo Normale<text:tab/>1 = F10 comandata da indirizzo Consist<text:s/></text:p>
            </text:list-item>
            <text:list-item>
              <text:p text:style-name="P218">Bit1:<text:tab/>0 = F9 comandata da indirizzo Normale<text:tab/><text:tab/>1 = F9 comandata da indirizzo Consist<text:s/></text:p>
            </text:list-item>
            <text:list-item>
              <text:p text:style-name="P219">Bit0:<text:tab/>0 = F0 comandata da indirizzo Normale<text:tab/><text:tab/>1 = F0 comandata da indirizzo Consist</text:p>
            </text:list-item>
          </text:list>
        </text:list-item>
      </text:list>
      <text:soft-page-break/>
      <text:list text:style-name="LFO11" text:continue-numbering="true">
        <text:list-item>
          <text:p text:style-name="P220"><text:span text:style-name="T221">29</text:span>:<text:tab/>CV di configurazione, spiegazione dei bit dal più significativo (bit7, bit6, …, bit1, bit0) (da normativa NMRA)</text:p>
        </text:list-item>
      </text:list>
      <text:list text:style-name="LFO12" text:continue-numbering="true">
        <text:list-item>
          <text:list>
            <text:list-item>
              <text:p text:style-name="P222">Bit7:<text:tab/>Na</text:p>
            </text:list-item>
            <text:list-item>
              <text:p text:style-name="P223">Bit6:<text:tab/>Na</text:p>
            </text:list-item>
            <text:list-item>
              <text:p text:style-name="P224">Bit5:<text:tab/>0 = Indirizzo DCC Corto<text:tab/><text:tab/><text:tab/>1 = Indirizzo DCC Lungo</text:p>
            </text:list-item>
            <text:list-item>
              <text:p text:style-name="P225">Bit4:<text:tab/>Na</text:p>
            </text:list-item>
            <text:list-item>
              <text:p text:style-name="P226">Bit3:<text:tab/>Na</text:p>
            </text:list-item>
            <text:list-item>
              <text:p text:style-name="P227">Bit2:<text:tab/>0 = Modalità Analogica Disattiva<text:tab/>1 = Modalità Analogica Attiva</text:p>
            </text:list-item>
            <text:list-item>
              <text:p text:style-name="P228">Bit1:<text:tab/>0 = Modalità velocità 14 steps<text:tab/><text:tab/>1 = Modalità Velocità 28/128 steps</text:p>
            </text:list-item>
            <text:list-item>
              <text:p text:style-name="P229">Bit0:<text:tab/>0 = Direzione Normale<text:tab/><text:tab/><text:tab/>1 = Direzione Invertita</text:p>
            </text:list-item>
          </text:list>
        </text:list-item>
      </text:list>
      <text:list text:style-name="LFO11" text:continue-numbering="true">
        <text:list-item>
          <text:p text:style-name="P230"><text:span text:style-name="T231">30</text:span>:<text:tab/>CV errore: fornisce informazioni su eventuali errori della scheda (da normativa NMRA)</text:p>
        </text:list-item>
      </text:list>
      <text:list text:style-name="LFO13" text:continue-numbering="true">
        <text:list-item>
          <text:p text:style-name="P232"><text:span text:style-name="T233">48</text:span>: “<text:span text:style-name="T234">CV_Motorola_Additional_Addresses</text:span>” tale CV indica<text:s/><text:span text:style-name="T235">quanti indirizzi</text:span><text:s/>usare per il formato Motorola:</text:p>
          <text:list text:continue-numbering="true">
            <text:list-item>
              <text:p text:style-name="P236">Bit0: indica se il protocollo Motorola è<text:s/>abilitato oppure no.<text:line-break/>1 se attivo, 0 se disattivo (vengono ignorati gli altri bit).<text:line-break/>Se è attivo sono gestite le F da 0 a 4.<text:line-break/><text:span text:style-name="T237">E’ usato l’indirizzo salvato nella CV1.</text:span></text:p>
            </text:list-item>
            <text:list-item>
              <text:p text:style-name="P238">Bit1: se 1 abilita il<text:s/><text:span text:style-name="T239">Secondo</text:span><text:s/>indirizzo: CV1 + 1, rende disponibili le F da 5 a 8.</text:p>
            </text:list-item>
            <text:list-item>
              <text:p text:style-name="P240">Bit2: se<text:s/>1 abilita il<text:s/><text:span text:style-name="T241">Terzo</text:span><text:s/>indirizzo: CV1 + 2, rende disponibili le F da 9 a 12.</text:p>
            </text:list-item>
            <text:list-item>
              <text:p text:style-name="P242">Bit3: se 1 abilita il<text:s/><text:span text:style-name="T243">Quarto</text:span><text:s/>indirizzo: CV1 + 3, rende disponibili le F da 13 a 16.</text:p>
            </text:list-item>
          </text:list>
        </text:list-item>
      </text:list>
      <text:list text:style-name="Stile1" text:continue-numbering="true">
        <text:list-item>
          <text:p text:style-name="P244"><text:span text:style-name="T245">58</text:span>:<text:tab/>Indica, nel gruppo funzioni da 0 a 7, quali sono attive nella modalità analogica</text:p>
        </text:list-item>
      </text:list>
      <text:list text:style-name="LFO14" text:continue-numbering="true">
        <text:list-item>
          <text:list>
            <text:list-item>
              <text:p text:style-name="P246">Bit7:<text:tab/>Funzione<text:s/>7<text:tab/>0 = Non attiva<text:tab/>1 = attiva<text:tab/>…nella modalità analogica</text:p>
            </text:list-item>
            <text:list-item>
              <text:p text:style-name="P247">Bit6:<text:tab/>Funzione 6<text:tab/>0 = Non attiva<text:tab/>1 = attiva<text:tab/>…nella modalità analogica</text:p>
            </text:list-item>
            <text:list-item>
              <text:p text:style-name="P248">Bit5:<text:tab/>Funzione 5<text:tab/>0 = Non attiva<text:tab/>1 = attiva<text:tab/>…nella modalità analogica</text:p>
            </text:list-item>
            <text:list-item>
              <text:p text:style-name="P249">Bit4:<text:tab/>Funzione 4<text:tab/>0 = Non attiva<text:tab/>1 = attiva<text:s/><text:tab/>…nella modalità analogica</text:p>
            </text:list-item>
            <text:list-item>
              <text:p text:style-name="P250">Bit3:<text:tab/>Funzione 3<text:tab/>0 = Non attiva<text:tab/>1 = attiva<text:tab/>…nella modalità analogica</text:p>
            </text:list-item>
            <text:list-item>
              <text:p text:style-name="P251">Bit2:<text:tab/>Funzione 2<text:tab/>0 = Non attiva<text:tab/>1 = attiva<text:tab/>…nella modalità analogica</text:p>
            </text:list-item>
            <text:list-item>
              <text:p text:style-name="P252">Bit1:<text:tab/>Funzione 1<text:tab/>0 = Non attiva<text:tab/>1 = attiva<text:tab/>…nella modalità analogica</text:p>
            </text:list-item>
            <text:list-item>
              <text:p text:style-name="P253">Bit0:<text:tab/>Funzione 0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54"><text:span text:style-name="T255">59</text:span>: Analoga alla CV53 ma per le F da 8 a 15</text:p>
        </text:list-item>
      </text:list>
      <text:list text:style-name="LFO15" text:continue-numbering="true">
        <text:list-item>
          <text:list>
            <text:list-item>
              <text:p text:style-name="P256">Bit7:<text:tab/>Funzione 15<text:tab/>0 = Non attiva<text:tab/>1 = attiva<text:tab/>…nella modalità analogica</text:p>
            </text:list-item>
            <text:list-item>
              <text:p text:style-name="P257">…</text:p>
            </text:list-item>
            <text:list-item>
              <text:p text:style-name="P258">Bit0:<text:tab/>Funzione 8<text:tab/>0 = Non attiva<text:tab/>1 = attiva<text:tab/>…nella modalità analogica</text:p>
            </text:list-item>
          </text:list>
        </text:list-item>
      </text:list>
      <text:soft-page-break/>
      <text:list text:style-name="Stile1" text:continue-numbering="true">
        <text:list-item>
          <text:p text:style-name="P259"><text:span text:style-name="T260">60</text:span>: Analoga alla CV53 ma per le F da 23 a 16</text:p>
        </text:list-item>
      </text:list>
      <text:list text:style-name="LFO16" text:continue-numbering="true">
        <text:list-item>
          <text:list>
            <text:list-item>
              <text:p text:style-name="P261">Bit7:<text:tab/>Funzione 23<text:tab/>0 = Non attiva<text:tab/>1 = attiva<text:tab/>…nella modalità analogica</text:p>
            </text:list-item>
            <text:list-item>
              <text:p text:style-name="P262">…</text:p>
            </text:list-item>
            <text:list-item>
              <text:p text:style-name="P263">Bit0:<text:tab/>Funzione 16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64"><text:span text:style-name="T265">61</text:span>: Analoga alla CV53 ma per le F da 31 a 24</text:p>
        </text:list-item>
      </text:list>
      <text:list text:style-name="LFO17" text:continue-numbering="true">
        <text:list-item>
          <text:list>
            <text:list-item>
              <text:p text:style-name="P266">Bit7:<text:tab/>Funzione 31<text:tab/>0 = Non attiva<text:tab/>1 = attiva<text:tab/>…nella modalità analogica</text:p>
            </text:list-item>
            <text:list-item>
              <text:p text:style-name="P267">…</text:p>
            </text:list-item>
            <text:list-item>
              <text:p text:style-name="P268">Bit0:<text:tab/>Funzione 24<text:tab/>0 = Non attiva<text:tab/>1 = attiva<text:tab/>…nella modalità analogica</text:p>
            </text:list-item>
          </text:list>
        </text:list-item>
      </text:list>
      <text:p text:style-name="P269"/>
      <text:h text:style-name="Titolo1" text:outline-level="1"><text:bookmark-start text:name="_Toc65942531"/><text:bookmark-start text:name="_Toc66190867"/><text:bookmark-start text:name="_Toc66190956"/><text:bookmark-start text:name="_Toc66191199"/><text:bookmark-start text:name="_Toc68852168"/>Lista CVs Implementate (Mappatura AUX)<text:bookmark-end text:name="_Toc65942531"/><text:bookmark-end text:name="_Toc66190867"/><text:bookmark-end text:name="_Toc66190956"/><text:bookmark-end text:name="_Toc66191199"/><text:bookmark-end text:name="_Toc68852168"/></text:h>
      <text:p text:style-name="P270">Di seguito sono riportare, per ogni AUX, il numero della CV: Funzione, Direzione, PWM, Effetto.</text:p>
      <text:p text:style-name="P271">Per conoscere il significato di ogni CV (e<text:s/>quali valori è possibile impostare) vedere paragrafo: “<text:span text:style-name="T272">Personalizzazione AUX”.</text:span><text:s/></text:p>
      <text:list text:style-name="LFO18" text:continue-numbering="true">
        <text:list-item>
          <text:p text:style-name="P273">AUX1: Luce Vestibolo Sinistro</text:p>
          <text:list text:continue-numbering="true">
            <text:list-item>
              <text:p text:style-name="P274">CV Funzione:<text:s/><text:tab/>112</text:p>
            </text:list-item>
            <text:list-item>
              <text:p text:style-name="P275">CV Direzione:<text:tab/>113</text:p>
            </text:list-item>
            <text:list-item>
              <text:p text:style-name="P276">CV PWM:<text:tab/>114</text:p>
            </text:list-item>
            <text:list-item>
              <text:p text:style-name="P277">CV Effetto:<text:tab/>115</text:p>
            </text:list-item>
          </text:list>
        </text:list-item>
        <text:list-item>
          <text:p text:style-name="P278">AUX2: Luce Vestibolo Destro</text:p>
          <text:list text:continue-numbering="true">
            <text:list-item>
              <text:p text:style-name="P279">CV Funzione:<text:s/><text:tab/>116</text:p>
            </text:list-item>
            <text:list-item>
              <text:p text:style-name="P280">CV Direzione:<text:tab/>117</text:p>
            </text:list-item>
            <text:list-item>
              <text:p text:style-name="P281">CV PWM:<text:tab/>118</text:p>
            </text:list-item>
            <text:list-item>
              <text:p text:style-name="P282">CV Effetto:<text:tab/>119</text:p>
            </text:list-item>
          </text:list>
        </text:list-item>
        <text:list-item>
          <text:p text:style-name="P283">AUX3: Luce Corridoio</text:p>
          <text:list text:continue-numbering="true">
            <text:list-item>
              <text:p text:style-name="P284">CV Funzione:<text:s/><text:tab/>120</text:p>
            </text:list-item>
            <text:list-item>
              <text:p text:style-name="P285">CV Direzione:<text:tab/>121</text:p>
            </text:list-item>
            <text:list-item>
              <text:p text:style-name="P286">CV PWM:<text:tab/>122</text:p>
            </text:list-item>
            <text:list-item>
              <text:p text:style-name="P287">CV Effetto:<text:tab/>123</text:p>
            </text:list-item>
          </text:list>
        </text:list-item>
        <text:list-item>
          <text:p text:style-name="P288">AUX4: Luce Cucina</text:p>
          <text:list text:continue-numbering="true">
            <text:list-item>
              <text:p text:style-name="P289">CV Funzione:<text:s/><text:tab/>124</text:p>
            </text:list-item>
            <text:list-item>
              <text:p text:style-name="P290">CV Direzione:<text:tab/>125</text:p>
            </text:list-item>
            <text:list-item>
              <text:p text:style-name="P291">CV PWM:<text:tab/>126</text:p>
            </text:list-item>
            <text:list-item>
              <text:p text:style-name="P292">CV Effetto:<text:tab/>127</text:p>
            </text:list-item>
          </text:list>
        </text:list-item>
        <text:list-item>
          <text:p text:style-name="P293">AUX5: Luce Gruppo Tavoli 1</text:p>
          <text:list text:continue-numbering="true">
            <text:list-item>
              <text:p text:style-name="P294">CV Funzione:<text:s/><text:tab/>128</text:p>
            </text:list-item>
            <text:list-item>
              <text:p text:style-name="P295">CV Direzione:<text:tab/>129</text:p>
            </text:list-item>
            <text:list-item>
              <text:p text:style-name="P296">CV PWM:<text:tab/>130</text:p>
            </text:list-item>
            <text:list-item>
              <text:p text:style-name="P297">CV<text:s/>Effetto:<text:tab/>131</text:p>
            </text:list-item>
          </text:list>
        </text:list-item>
        <text:list-item>
          <text:p text:style-name="P298">AUX6: Luce Gruppo Tavoli 2</text:p>
          <text:list text:continue-numbering="true">
            <text:list-item>
              <text:p text:style-name="P299">CV Funzione:<text:s/><text:tab/>132</text:p>
            </text:list-item>
            <text:list-item>
              <text:p text:style-name="P300">CV Direzione:<text:tab/>133</text:p>
            </text:list-item>
            <text:list-item>
              <text:p text:style-name="P301">CV PWM:<text:tab/>134</text:p>
            </text:list-item>
            <text:list-item>
              <text:p text:style-name="P302">CV Effetto:<text:tab/>135</text:p>
            </text:list-item>
          </text:list>
        </text:list-item>
        <text:list-item>
          <text:p text:style-name="P303">AUX7: Luce Gruppo Tavoli 3</text:p>
          <text:list text:continue-numbering="true">
            <text:list-item>
              <text:p text:style-name="P304">CV Funzione:<text:s/><text:tab/>136</text:p>
            </text:list-item>
            <text:list-item>
              <text:p text:style-name="P305">CV Direzione:<text:tab/>137</text:p>
            </text:list-item>
            <text:list-item>
              <text:p text:style-name="P306">CV PWM:<text:tab/>138</text:p>
            </text:list-item>
            <text:list-item>
              <text:p text:style-name="P307">CV Effetto:<text:tab/>139</text:p>
            </text:list-item>
          </text:list>
        </text:list-item>
        <text:list-item>
          <text:p text:style-name="P308">AUX8: Luce Gruppo Tavoli 4</text:p>
          <text:list text:continue-numbering="true">
            <text:list-item>
              <text:p text:style-name="P309">CV Funzione:<text:s/><text:tab/>140</text:p>
            </text:list-item>
            <text:list-item>
              <text:p text:style-name="P310">CV Direzione:<text:tab/>141</text:p>
            </text:list-item>
            <text:list-item>
              <text:p text:style-name="P311">CV PWM:<text:tab/>142</text:p>
            </text:list-item>
            <text:list-item>
              <text:p text:style-name="P312">CV Effetto:<text:tab/>143</text:p>
            </text:list-item>
          </text:list>
        </text:list-item>
        <text:list-item>
          <text:p text:style-name="P313">AUX9: Luce Gruppo Tavoli 5</text:p>
          <text:list text:continue-numbering="true">
            <text:list-item>
              <text:p text:style-name="P314">CV Funzione:<text:s/><text:tab/>144</text:p>
            </text:list-item>
            <text:list-item>
              <text:p text:style-name="P315">CV Direzione:<text:tab/>145</text:p>
            </text:list-item>
            <text:list-item>
              <text:p text:style-name="P316">CV PWM:<text:tab/>146</text:p>
            </text:list-item>
            <text:list-item>
              <text:p text:style-name="P317">CV Effetto:<text:tab/>147</text:p>
            </text:list-item>
          </text:list>
        </text:list-item>
        <text:list-item>
          <text:p text:style-name="P318">AUX10: Luce Gruppo Tavoli 6</text:p>
          <text:list text:continue-numbering="true">
            <text:list-item>
              <text:p text:style-name="P319">CV Funzione:<text:s/><text:tab/>148</text:p>
            </text:list-item>
            <text:list-item>
              <text:p text:style-name="P320">CV Direzione:<text:tab/>149</text:p>
            </text:list-item>
            <text:list-item>
              <text:p text:style-name="P321">CV PWM:<text:tab/>150</text:p>
            </text:list-item>
            <text:list-item>
              <text:p text:style-name="P322">CV Effetto:<text:tab/>151</text:p>
            </text:list-item>
          </text:list>
        </text:list-item>
        <text:list-item>
          <text:p text:style-name="P323">AUX11: Pad per luci rosse, Sinistra</text:p>
          <text:list text:continue-numbering="true">
            <text:list-item>
              <text:p text:style-name="P324">CV<text:s/>Funzione:<text:s/><text:tab/>152</text:p>
            </text:list-item>
            <text:list-item>
              <text:p text:style-name="P325">CV Direzione:<text:tab/>153</text:p>
            </text:list-item>
            <text:list-item>
              <text:p text:style-name="P326">CV PWM:<text:tab/>154</text:p>
            </text:list-item>
            <text:list-item>
              <text:p text:style-name="P327">CV Effetto:<text:tab/>155</text:p>
            </text:list-item>
          </text:list>
        </text:list-item>
        <text:list-item>
          <text:p text:style-name="P328">AUX12: Pad per luci rosse, Destra</text:p>
          <text:list text:continue-numbering="true">
            <text:list-item>
              <text:p text:style-name="P329">CV Funzione:<text:s/><text:tab/>156</text:p>
            </text:list-item>
            <text:list-item>
              <text:p text:style-name="P330">CV Direzione:<text:tab/>157</text:p>
            </text:list-item>
            <text:list-item>
              <text:p text:style-name="P331">CV PWM:<text:tab/>158</text:p>
            </text:list-item>
            <text:list-item>
              <text:p text:style-name="P332">CV Effetto:<text:tab/>159</text:p>
            </text:list-item>
          </text:list>
        </text:list-item>
      </text:list>
      <text:p text:style-name="P333"/>
      <text:h text:style-name="Titolo1" text:outline-level="1"><text:bookmark-start text:name="_Toc65942532"/><text:bookmark-start text:name="_Toc66190868"/><text:bookmark-start text:name="_Toc66190957"/><text:bookmark-start text:name="_Toc66191200"/><text:bookmark-start text:name="_Toc68852169"/>Reset CVs<text:bookmark-end text:name="_Toc65942532"/><text:bookmark-end text:name="_Toc66190868"/><text:bookmark-end text:name="_Toc66190957"/><text:bookmark-end text:name="_Toc66191200"/><text:bookmark-end text:name="_Toc68852169"/></text:h>
      <text:p text:style-name="Normale">E’ implementato il reset delle CVs: per procedere a tale operazione è<text:s/>necessario scrivere 8 nella CV8.</text:p>
      <text:p text:style-name="Normale">L’avvenuto reset delle CVs è confermato dall’attivazione di tutte le luci; è possibile ignorare eventuali errori restituiti dalla centrale.</text:p>
      <text:p text:style-name="Normale">Nel caso in cui venga restituito errore, e le luci non si siano accese,<text:s/><text:span text:style-name="T334">ripetere l’</text:span><text:span text:style-name="T335">operazione</text:span>.</text:p>
      <text:p text:style-name="Normale"/>
      <text:h text:style-name="Titolo1" text:outline-level="1"><text:bookmark-start text:name="_Toc65942533"/><text:bookmark-start text:name="_Toc66190869"/><text:bookmark-start text:name="_Toc66190958"/><text:bookmark-start text:name="_Toc66191201"/><text:bookmark-start text:name="_Toc68852170"/>Piazzole Luci Rosse di Coda<text:bookmark-end text:name="_Toc65942533"/><text:bookmark-end text:name="_Toc66190869"/><text:bookmark-end text:name="_Toc66190958"/><text:bookmark-end text:name="_Toc66191201"/><text:bookmark-end text:name="_Toc68852170"/></text:h>
      <text:p text:style-name="Normale">Su entrambe le estremità sono presenti dei pad su cui saldare eventuali luci rosse di coda, i pad forniscono polo positivo 5v e GND, e sono pilotati dal micro tramite transistor NPN sulla linea del GND.</text:p>
      <text:p text:style-name="Normale"/>
      <text:h text:style-name="Titolo1" text:outline-level="1"><text:bookmark-start text:name="_Toc65942534"/><text:bookmark-start text:name="_Toc66190870"/><text:bookmark-start text:name="_Toc66190959"/><text:bookmark-start text:name="_Toc66191202"/><text:bookmark-start text:name="_Toc68852171"/>Porta di Programmazione ISP<text:bookmark-end text:name="_Toc65942534"/><text:bookmark-end text:name="_Toc66190870"/><text:bookmark-end text:name="_Toc66190959"/><text:bookmark-end text:name="_Toc66191202"/><text:bookmark-end text:name="_Toc68852171"/></text:h>
      <text:p text:style-name="Normale">Porta per programmare il microcontrollore: la programmazione consiste nel caricare un nuovo firmware a bordo della scheda.</text:p>
      <text:p text:style-name="Normale">Questa porta può essere utilizzata per comandare moduli/dispositivi esterni fornendo essi alimentazione (U+ e GND) e<text:s/>il bus I2C Wire.</text:p>
      <text:p text:style-name="Normale"/>
      <text:h text:style-name="Titolo1" text:outline-level="1"><text:bookmark-start text:name="_Toc65942535"/><text:bookmark-start text:name="_Toc66190871"/><text:bookmark-start text:name="_Toc66190960"/><text:bookmark-start text:name="_Toc66191203"/><text:bookmark-start text:name="_Toc68852172"/>Prese di corrente<text:bookmark-end text:name="_Toc65942535"/><text:bookmark-end text:name="_Toc66190871"/><text:bookmark-end text:name="_Toc66190960"/><text:bookmark-end text:name="_Toc66191203"/><text:bookmark-end text:name="_Toc68852172"/></text:h>
      <text:p text:style-name="Normale">Dove previste dal produttore, sono presenti gli spazi per i fili provenienti dalle prese di corrente.</text:p>
      <text:soft-page-break/>
      <text:p text:style-name="Normale">Per ogni polo (Left, Right) sono presenti spazi per due fili.</text:p>
      <text:p text:style-name="Normale">Possibili configurazioni per<text:s/><text:span text:style-name="T336">sistema 2 rotaie:</text:span></text:p>
      <text:list text:style-name="LFO19" text:continue-numbering="true">
        <text:list-item>
          <text:p text:style-name="P337">Prese di corrente</text:p>
          <text:list text:continue-numbering="true">
            <text:list-item>
              <text:p text:style-name="P338">Presa di corrente su carrello avente isolatori a destra su<text:s/><text:span text:style-name="T339">LEFT</text:span></text:p>
            </text:list-item>
            <text:list-item>
              <text:p text:style-name="P340">Presa di corrente su carrello avente isolatori a sinistra su<text:s/><text:span text:style-name="T341">RIGHT</text:span></text:p>
            </text:list-item>
          </text:list>
        </text:list-item>
        <text:list-item>
          <text:p text:style-name="P342">Condotta elettrica passante<text:s/></text:p>
          <text:list text:continue-numbering="true">
            <text:list-item>
              <text:p text:style-name="P343">Filo ‘Right’ dal gancio conduttore su<text:s/><text:span text:style-name="T344">RIGHT</text:span></text:p>
            </text:list-item>
            <text:list-item>
              <text:p text:style-name="P345">Filo ‘Left’ dal gancio conduttore<text:s/>su<text:s/><text:span text:style-name="T346">LEFT</text:span></text:p>
            </text:list-item>
          </text:list>
        </text:list-item>
        <text:list-item>
          <text:p text:style-name="P347">Condotta<text:span text:style-name="T348"><text:s/></text:span>elettrica passante + prese di corrente</text:p>
          <text:list text:continue-numbering="true">
            <text:list-item>
              <text:p text:style-name="P349">Filo ‘Right’ dal gancio conduttore su<text:s/><text:span text:style-name="T350">RIGHT</text:span></text:p>
            </text:list-item>
            <text:list-item>
              <text:p text:style-name="P351">Filo ‘Left’ dal gancio conduttore su<text:s/><text:span text:style-name="T352">LEFT</text:span></text:p>
            </text:list-item>
            <text:list-item>
              <text:p text:style-name="P353">Presa di corrente su carrello avente isolatori a destra su<text:s/><text:span text:style-name="T354">LEFT</text:span></text:p>
            </text:list-item>
            <text:list-item>
              <text:p text:style-name="P355">Presa di corrente su carrello avente isolatori a sinistra su<text:s/><text:span text:style-name="T356">RIGHT</text:span></text:p>
            </text:list-item>
          </text:list>
        </text:list-item>
      </text:list>
      <text:p text:style-name="Normale">Possibili configurazioni per<text:s/><text:span text:style-name="T357">sistema 3 rotaie:</text:span></text:p>
      <text:list text:style-name="LFO20" text:continue-numbering="true">
        <text:list-item>
          <text:p text:style-name="P358">Presa di corrente sul rotabile + pattino:</text:p>
          <text:list text:continue-numbering="true">
            <text:list-item>
              <text:p text:style-name="P359">Pattino su<text:s/><text:span text:style-name="T360">RIGHT</text:span></text:p>
            </text:list-item>
            <text:list-item>
              <text:p text:style-name="P361">Prese di corrente (tutte quelle presenti) sul<text:s/><text:span text:style-name="T362">LEFT</text:span></text:p>
            </text:list-item>
          </text:list>
        </text:list-item>
        <text:list-item>
          <text:p text:style-name="P363">Prese di corrente + pattino tramite ganci conduttori unipolari (es. ganci conduttori Maerklin)</text:p>
          <text:list text:continue-numbering="true">
            <text:list-item>
              <text:p text:style-name="P364">Per ogni gancio, il filo proveniente da esso va su<text:s/><text:span text:style-name="T365">RIGHT</text:span></text:p>
            </text:list-item>
            <text:list-item>
              <text:p text:style-name="P366">Per ogni presa di corrente il filo va su<text:s/><text:span text:style-name="T367">LEFT</text:span><text:s/></text:p>
            </text:list-item>
          </text:list>
        </text:list-item>
      </text:list>
      <text:p text:style-name="Normale">In caso di assi DC su sistemi 3 rotaie non ha importanza il lato in cui gli isolatori sono posizionati (è consigliato, ma non obbligatorio,<text:s/>avere gli isolatori sui lati opposti dello stesso carrello in modo tale da accorciare il ‘passo’ carrozza).</text:p>
      <text:p text:style-name="P368"/>
      <text:h text:style-name="Titolo1" text:outline-level="1"><text:bookmark-start text:name="_Toc65942536"/><text:bookmark-start text:name="_Toc66190872"/><text:bookmark-start text:name="_Toc66190961"/><text:bookmark-start text:name="_Toc66191204"/><text:bookmark-start text:name="_Toc68852173"/>Mappatura Predefinita<text:bookmark-end text:name="_Toc65942536"/><text:bookmark-end text:name="_Toc66190872"/><text:bookmark-end text:name="_Toc66190961"/><text:bookmark-end text:name="_Toc66191204"/><text:bookmark-end text:name="_Toc68852173"/></text:h>
      <text:list text:style-name="LFO21" text:continue-numbering="true">
        <text:list-item>
          <text:p text:style-name="P369">F0: Vestiboli</text:p>
        </text:list-item>
        <text:list-item>
          <text:p text:style-name="P370">F1: Cucina</text:p>
        </text:list-item>
        <text:list-item>
          <text:p text:style-name="P371">F2 Corridoio</text:p>
        </text:list-item>
        <text:list-item>
          <text:p text:style-name="P372">F3: Tavoli</text:p>
        </text:list-item>
        <text:list-item>
          <text:p text:style-name="P373">F4: Pad luci rosse, a seconda del senso di marcia</text:p>
        </text:list-item>
      </text:list>
      <text:p text:style-name="Normale"><text:bookmark-start text:name="_Toc65942537"/><text:bookmark-start text:name="_Toc66190873"/><text:bookmark-start text:name="_Toc66190962"/><text:bookmark-start text:name="_Toc66191205"/></text:p>
      <text:p text:style-name="Normale"/>
      <text:h text:style-name="Titolo1" text:outline-level="1"><text:bookmark-start text:name="_Toc68852174"/><text:soft-page-break/>Aggiornamento del FirmWare<text:bookmark-end text:name="_Toc65942537"/><text:bookmark-end text:name="_Toc66190873"/><text:bookmark-end text:name="_Toc66190962"/><text:bookmark-end text:name="_Toc66191205"/><text:bookmark-end text:name="_Toc68852174"/></text:h>
      <text:p text:style-name="Normale">Per aggiornare il firmware della scheda occorre un programmatore ISP e il software AVRDUDESS.</text:p>
      <text:p text:style-name="Normale">E’ utilizzabile una scheda Arduino munita di apposita Shield, maggiori informazioni qui:<text:s/><text:a xlink:href="https://github.com/TheFidax/ProgrammerUpdaterShield" office:target-frame-name="_top" xlink:show="replace"><text:span text:style-name="Collegamentoipertestuale">https://github.com/TheFidax/ProgrammerUpdaterShield</text:span></text:a></text:p>
      <text:p text:style-name="Normale">E’ possibile utilizzare un qualsiasi programmatore ISP avendo cura di rispettare i collegamenti della Po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text-properties fo:font-weight="bold" style:font-weight-asian="bold" fo:font-style="italic" style:font-style-asian="italic" fo:font-size="16pt" style:font-size-asian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 fo:line-height="100%"/>
      <style:text-properties style:font-name="Calibri Light" fo:color="#2F5496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 fo:line-height="100%"/>
      <style:text-properties style:font-name="Calibri Light" fo:color="#2F5496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 fo:margin-bottom="0in"/>
      <style:text-properties style:font-name="Calibri Light" fo:color="#2F549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fo:text-transform="uppercase" fo:color="#2F549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text-transform="uppercase" fo:color="#1F3864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1F3864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1F3864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fo:font-weight="bold" style:font-weight-asian="bold" fo:font-style="italic" style:font-style-asian="italic" fo:font-size="16pt" style:font-size-asian="16pt"/>
    </style:style>
    <style:style style:name="Titolosommario" style:display-name="Titolo sommario" style:family="paragraph" style:parent-style-name="Titolo1" style:next-style-name="Normale" style:default-outline-level="1">
      <style:text-properties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text-transform="uppercase" fo:color="#2F5496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font-variant="small-caps" fo:color="#44546A" fo:hyphenate="false"/>
    </style:style>
    <style:style style:name="Titolo" style:display-name="Titolo" style:family="paragraph" style:parent-style-name="Normale" style:next-style-name="Normale">
      <style:paragraph-properties fo:margin-bottom="0in" fo:line-height="85%"/>
      <style:text-properties style:font-name="Calibri Light" fo:text-transform="uppercase" fo:color="#44546A" fo:letter-spacing="-0.0104in" fo:font-size="36pt" style:font-size-asian="36pt" style:font-size-complex="36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472C4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Citazione" style:display-name="Citazione" style:family="paragraph" style:parent-style-name="Normale" style:next-style-name="Normale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CitazioneCarattere" style:display-name="Citazione Carattere" style:family="text" style:parent-style-name="Car.predefinitoparagrafo">
      <style:text-properties fo:color="#44546A" fo:font-size="12pt" style:font-size-asian="12pt" style:font-size-complex="12pt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fo:color="#44546A" fo:letter-spacing="-0.0041in" fo:font-size="16pt" style:font-size-asian="16pt" style:font-size-complex="16pt" fo:hyphenate="fals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595959" style:text-underline-type="none" style:text-underline-color="#7F7F7F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69in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Symbol" style:use-window-font-color="true"/>
    </style:style>
    <text:list-style style:name="Stile1" style:display-name="Stile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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Wingdings" style:use-window-font-color="true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Symbol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Symbol"/>
    </style:style>
    <style:style style:name="WW_CharLFO11LVL9" style:family="text">
      <style:text-properties style:font-name="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Symbol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Symbol"/>
    </style:style>
    <style:style style:name="WW_CharLFO12LVL9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Symbol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Symbol"/>
    </style:style>
    <style:style style:name="WW_CharLFO13LVL9" style:family="text">
      <style:text-properties style:font-name="Symbol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Symbol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Symbol"/>
    </style:style>
    <style:style style:name="WW_CharLFO14LVL9" style:family="text">
      <style:text-properties style:font-name="Symbol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Symbol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Symbol"/>
    </style:style>
    <style:style style:name="WW_CharLFO15LVL9" style:family="text">
      <style:text-properties style:font-name="Symbol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Symbol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Symbol"/>
    </style:style>
    <style:style style:name="WW_CharLFO16LVL9" style:family="text">
      <style:text-properties style:font-name="Symbol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Symbol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Symbol"/>
    </style:style>
    <style:style style:name="WW_CharLFO17LVL9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Symbol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Symbol"/>
    </style:style>
    <style:style style:name="WW_CharLFO19LVL9" style:family="text">
      <style:text-properties style:font-name="Symbol"/>
    </style:style>
    <style:style style:name="WW_CharLFO20LVL2" style:family="text">
      <style:text-properties style:font-name="Symbol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Symbol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Symbol"/>
    </style:style>
    <style:style style:name="WW_CharLFO20LVL9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0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0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0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0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0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Car.predefinitoparagrafo" style:family="text">
      <style:text-properties fo:color="#808080"/>
    </style:style>
    <style:style style:name="P3" style:parent-style-name="Normale" style:family="paragraph">
      <style:text-properties fo:font-weight="bold" style:font-weight-asian="bold" style:font-weight-complex="bold"/>
    </style:style>
    <style:style style:name="P4" style:parent-style-name="Normale" style:family="paragraph">
      <style:paragraph-properties fo:text-align="end"/>
    </style:style>
    <style:style style:name="T5" style:parent-style-name="Car.predefinitoparagrafo" style:family="text">
      <style:text-properties fo:color="#FFFFFF" fo:font-size="14pt" style:font-size-asian="14pt" style:font-size-complex="14pt"/>
    </style:style>
    <style:style style:family="graphic" style:name="a0">
      <style:graphic-properties draw:fill="solid" draw:fill-color="#000000" draw:opacity="100%" draw:stroke="none"/>
    </style:style>
    <style:style style:family="graphic" style:name="a1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parallel" style:wrap-contour="false" style:horizontal-rel="page" style:vertical-rel="page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Pièdipagina"><text:span text:style-name="T2"><draw:g draw:z-index="251660288" draw:name="Gruppo 37" draw:id="id2" draw:style-name="a2" text:anchor-type="paragraph"><svg:title/><svg:desc/><draw:custom-shape svg:x="0.02077in" svg:y="0in" svg:width="6.47923in" svg:height="0.02035in" draw:id="id0" draw:style-name="a0" draw:name="Rettangolo 38"><svg:title/><svg:desc/><draw:enhanced-geometry draw:type="non-primitive" svg:viewBox="0 0 21600 21600" draw:enhanced-path="M 0 0 L 21600 0 21600 21600 0 21600 Z N"/></draw:custom-shape><draw:frame draw:id="id1" draw:style-name="a1" draw:name="Casella di testo 39" svg:x="0in" svg:y="0.07206in" svg:width="6.47923in" svg:height="0.27794in" style:rel-width="scale" style:rel-height="scale"><draw:text-box><text:p text:style-name="P3">Versione 0.09</text:p></draw:text-box><svg:title/><svg:desc/></draw:frame></draw:g></text:span><draw:custom-shape svg:x="0in" svg:y="0in" svg:width="0.5in" svg:height="0.35in" draw:z-index="251659264" draw:id="id3" draw:style-name="a3" draw:name="Rettangolo 40" text:anchor-type="paragraph"><svg:title/><svg:desc/><text:p text:style-name="P4"><text:span text:style-name="T5"><text:page-number text:fixed="false">2</text:page-number>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</meta:initial-creator>
    <dc:creator>Luca Fidanza</dc:creator>
    <meta:creation-date>2021-03-09T13:05:00Z</meta:creation-date>
    <dc:date>2021-05-26T21:49:00Z</dc:date>
    <meta:template xlink:href="Normal.dotm" xlink:type="simple"/>
    <meta:editing-cycles>5</meta:editing-cycles>
    <meta:editing-duration>PT720S</meta:editing-duration>
    <meta:document-statistic meta:page-count="14" meta:paragraph-count="42" meta:word-count="3156" meta:character-count="21105" meta:row-count="149" meta:non-whitespace-character-count="17991"/>
  </office:meta>
</office:document-meta>
</file>